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4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 fo:wrap-option="wrap"/>
      <style:text-properties fo:color="#c9211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68253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.026cm" svg:height="10.267cm" svg:x="13.55cm" svg:y="0.595cm">
            <draw:object draw:notify-on-update-of-ranges="Лист1.A15:Лист1.A204 Лист1.B15:Лист1.B2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254cm" svg:height="9.839cm" svg:x="12.585cm" svg:y="14.213cm">
            <draw:object draw:notify-on-update-of-ranges="Лист1.A15:Лист1.A204 Лист1.C15:Лист1.C204 Лист1.D15:Лист1.D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time - swap and free memory</svg:title>
          </draw:frame>
        </table:shapes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number-columns-repeated="2" table:default-cell-style-name="ce5"/>
        <table:table-column table:style-name="co3" table:default-cell-style-name="Default"/>
        <table:table-row table:style-name="ro1">
          <table:table-cell table:style-name="Default" office:value-type="string" calcext:value-type="string">
            <text:p>эксперимент</text:p>
          </table:table-cell>
          <table:table-cell table:style-name="Default" office:value-type="string" calcext:value-type="string">
            <text:p>размер массива (примерно) 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mem.bash (1)</text:p>
          </table:table-cell>
          <table:table-cell table:style-name="ce3" office:value-type="float" office:value="32000000" calcext:value-type="float">
            <text:p>3200000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mem.bash (2)</text:p>
          </table:table-cell>
          <table:table-cell table:style-name="ce3" office:value-type="float" office:value="15500000" calcext:value-type="float">
            <text:p>1550000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mem2.bash</text:p>
          </table:table-cell>
          <table:table-cell table:style-name="ce3" office:value-type="float" office:value="32000000" calcext:value-type="float">
            <text:p>3200000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Эксперимент 2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N = 1000000</text:p>
          </table:table-cell>
          <table:table-cell table:style-name="Default" table:number-columns-repeated="5"/>
          <table:table-cell/>
        </table:table-row>
        <table:table-row table:style-name="ro1" table:number-rows-repeated="6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swap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00:00,2</text:p>
          </table:table-cell>
          <table:table-cell office:value-type="float" office:value="227108" calcext:value-type="float">
            <text:p>227108</text:p>
          </table:table-cell>
          <table:table-cell office:value-type="float" office:value="1648.7" calcext:value-type="float">
            <text:p>1648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0,7</text:p>
          </table:table-cell>
          <table:table-cell office:value-type="float" office:value="242156" calcext:value-type="float">
            <text:p>242156</text:p>
          </table:table-cell>
          <table:table-cell office:value-type="float" office:value="1633.7" calcext:value-type="float">
            <text:p>1633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1,3</text:p>
          </table:table-cell>
          <table:table-cell office:value-type="float" office:value="257336" calcext:value-type="float">
            <text:p>257336</text:p>
          </table:table-cell>
          <table:table-cell office:value-type="float" office:value="1619.2" calcext:value-type="float">
            <text:p>1619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1,9</text:p>
          </table:table-cell>
          <table:table-cell office:value-type="float" office:value="272648" calcext:value-type="float">
            <text:p>272648</text:p>
          </table:table-cell>
          <table:table-cell office:value-type="float" office:value="1603.8" calcext:value-type="float">
            <text:p>1603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2,4</text:p>
          </table:table-cell>
          <table:table-cell office:value-type="float" office:value="287564" calcext:value-type="float">
            <text:p>287564</text:p>
          </table:table-cell>
          <table:table-cell office:value-type="float" office:value="1589.7" calcext:value-type="float">
            <text:p>1589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3,0</text:p>
          </table:table-cell>
          <table:table-cell office:value-type="float" office:value="301952" calcext:value-type="float">
            <text:p>301952</text:p>
          </table:table-cell>
          <table:table-cell office:value-type="float" office:value="1576.7" calcext:value-type="float">
            <text:p>1576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3,6</text:p>
          </table:table-cell>
          <table:table-cell office:value-type="float" office:value="317396" calcext:value-type="float">
            <text:p>317396</text:p>
          </table:table-cell>
          <table:table-cell office:value-type="float" office:value="1560.6" calcext:value-type="float">
            <text:p>1560,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4,1</text:p>
          </table:table-cell>
          <table:table-cell office:value-type="float" office:value="332180" calcext:value-type="float">
            <text:p>332180</text:p>
          </table:table-cell>
          <table:table-cell office:value-type="float" office:value="1546.5" calcext:value-type="float">
            <text:p>1546,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4,7</text:p>
          </table:table-cell>
          <table:table-cell office:value-type="float" office:value="346172" calcext:value-type="float">
            <text:p>346172</text:p>
          </table:table-cell>
          <table:table-cell office:value-type="float" office:value="1531.8" calcext:value-type="float">
            <text:p>1531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5,3</text:p>
          </table:table-cell>
          <table:table-cell office:value-type="float" office:value="361352" calcext:value-type="float">
            <text:p>361352</text:p>
          </table:table-cell>
          <table:table-cell office:value-type="float" office:value="1517.2" calcext:value-type="float">
            <text:p>1517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5,8</text:p>
          </table:table-cell>
          <table:table-cell office:value-type="float" office:value="376400" calcext:value-type="float">
            <text:p>376400</text:p>
          </table:table-cell>
          <table:table-cell office:value-type="float" office:value="1502.8" calcext:value-type="float">
            <text:p>1502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6,4</text:p>
          </table:table-cell>
          <table:table-cell office:value-type="float" office:value="391448" calcext:value-type="float">
            <text:p>391448</text:p>
          </table:table-cell>
          <table:table-cell office:value-type="float" office:value="1487.9" calcext:value-type="float">
            <text:p>1487,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6,9</text:p>
          </table:table-cell>
          <table:table-cell office:value-type="float" office:value="407552" calcext:value-type="float">
            <text:p>407552</text:p>
          </table:table-cell>
          <table:table-cell office:value-type="float" office:value="1472.6" calcext:value-type="float">
            <text:p>1472,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7,5</text:p>
          </table:table-cell>
          <table:table-cell office:value-type="float" office:value="422072" calcext:value-type="float">
            <text:p>422072</text:p>
          </table:table-cell>
          <table:table-cell office:value-type="float" office:value="1457.8" calcext:value-type="float">
            <text:p>1457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8,1</text:p>
          </table:table-cell>
          <table:table-cell office:value-type="float" office:value="436196" calcext:value-type="float">
            <text:p>436196</text:p>
          </table:table-cell>
          <table:table-cell office:value-type="float" office:value="1444.4" calcext:value-type="float">
            <text:p>1444,4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11"/>
          <table:table-cell office:value-type="string" calcext:value-type="string">
            <text:p>swap</text:p>
          </table:table-cell>
        </table:table-row>
        <table:table-row table:style-name="ro1">
          <table:table-cell office:value-type="string" calcext:value-type="string">
            <text:p>00:08,6</text:p>
          </table:table-cell>
          <table:table-cell office:value-type="float" office:value="450056" calcext:value-type="float">
            <text:p>450056</text:p>
          </table:table-cell>
          <table:table-cell office:value-type="float" office:value="1432.1" calcext:value-type="float">
            <text:p>1432,1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12"/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00:09,2</text:p>
          </table:table-cell>
          <table:table-cell office:value-type="float" office:value="461144" calcext:value-type="float">
            <text:p>461144</text:p>
          </table:table-cell>
          <table:table-cell office:value-type="float" office:value="1421.1" calcext:value-type="float">
            <text:p>1421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09,7</text:p>
          </table:table-cell>
          <table:table-cell office:value-type="float" office:value="472100" calcext:value-type="float">
            <text:p>472100</text:p>
          </table:table-cell>
          <table:table-cell office:value-type="float" office:value="1409.7" calcext:value-type="float">
            <text:p>1409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0,3</text:p>
          </table:table-cell>
          <table:table-cell office:value-type="float" office:value="484508" calcext:value-type="float">
            <text:p>484508</text:p>
          </table:table-cell>
          <table:table-cell office:value-type="float" office:value="1398.4" calcext:value-type="float">
            <text:p>1398,4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0,9</text:p>
          </table:table-cell>
          <table:table-cell office:value-type="float" office:value="496520" calcext:value-type="float">
            <text:p>496520</text:p>
          </table:table-cell>
          <table:table-cell office:value-type="float" office:value="1387.2" calcext:value-type="float">
            <text:p>1387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1,5</text:p>
          </table:table-cell>
          <table:table-cell office:value-type="float" office:value="507608" calcext:value-type="float">
            <text:p>507608</text:p>
          </table:table-cell>
          <table:table-cell office:value-type="float" office:value="1375.3" calcext:value-type="float">
            <text:p>1375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2,0</text:p>
          </table:table-cell>
          <table:table-cell office:value-type="float" office:value="518036" calcext:value-type="float">
            <text:p>518036</text:p>
          </table:table-cell>
          <table:table-cell office:value-type="float" office:value="1365" calcext:value-type="float">
            <text:p>136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2,6</text:p>
          </table:table-cell>
          <table:table-cell office:value-type="float" office:value="529520" calcext:value-type="float">
            <text:p>529520</text:p>
          </table:table-cell>
          <table:table-cell office:value-type="float" office:value="1355.2" calcext:value-type="float">
            <text:p>1355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3,1</text:p>
          </table:table-cell>
          <table:table-cell office:value-type="float" office:value="539816" calcext:value-type="float">
            <text:p>539816</text:p>
          </table:table-cell>
          <table:table-cell office:value-type="float" office:value="1344" calcext:value-type="float">
            <text:p>1344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3,7</text:p>
          </table:table-cell>
          <table:table-cell office:value-type="float" office:value="551168" calcext:value-type="float">
            <text:p>551168</text:p>
          </table:table-cell>
          <table:table-cell office:value-type="float" office:value="1333" calcext:value-type="float">
            <text:p>133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4,3</text:p>
          </table:table-cell>
          <table:table-cell office:value-type="float" office:value="561860" calcext:value-type="float">
            <text:p>561860</text:p>
          </table:table-cell>
          <table:table-cell office:value-type="float" office:value="1322" calcext:value-type="float">
            <text:p>132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4,9</text:p>
          </table:table-cell>
          <table:table-cell office:value-type="float" office:value="574532" calcext:value-type="float">
            <text:p>574532</text:p>
          </table:table-cell>
          <table:table-cell office:value-type="float" office:value="1309.8" calcext:value-type="float">
            <text:p>1309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5,4</text:p>
          </table:table-cell>
          <table:table-cell office:value-type="float" office:value="585620" calcext:value-type="float">
            <text:p>585620</text:p>
          </table:table-cell>
          <table:table-cell office:value-type="float" office:value="1298.4" calcext:value-type="float">
            <text:p>1298,4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6,0</text:p>
          </table:table-cell>
          <table:table-cell office:value-type="float" office:value="597764" calcext:value-type="float">
            <text:p>597764</text:p>
          </table:table-cell>
          <table:table-cell office:value-type="float" office:value="1286.9" calcext:value-type="float">
            <text:p>1286,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6,6</text:p>
          </table:table-cell>
          <table:table-cell office:value-type="float" office:value="610172" calcext:value-type="float">
            <text:p>610172</text:p>
          </table:table-cell>
          <table:table-cell office:value-type="float" office:value="1275.2" calcext:value-type="float">
            <text:p>1275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7,1</text:p>
          </table:table-cell>
          <table:table-cell office:value-type="float" office:value="621920" calcext:value-type="float">
            <text:p>621920</text:p>
          </table:table-cell>
          <table:table-cell office:value-type="float" office:value="1263.7" calcext:value-type="float">
            <text:p>1263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7,7</text:p>
          </table:table-cell>
          <table:table-cell office:value-type="float" office:value="634328" calcext:value-type="float">
            <text:p>634328</text:p>
          </table:table-cell>
          <table:table-cell office:value-type="float" office:value="1251.5" calcext:value-type="float">
            <text:p>1251,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8,2</text:p>
          </table:table-cell>
          <table:table-cell office:value-type="float" office:value="645548" calcext:value-type="float">
            <text:p>645548</text:p>
          </table:table-cell>
          <table:table-cell office:value-type="float" office:value="1240" calcext:value-type="float">
            <text:p>1240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8,8</text:p>
          </table:table-cell>
          <table:table-cell office:value-type="float" office:value="658748" calcext:value-type="float">
            <text:p>658748</text:p>
          </table:table-cell>
          <table:table-cell office:value-type="float" office:value="1227.3" calcext:value-type="float">
            <text:p>1227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19,4</text:p>
          </table:table-cell>
          <table:table-cell office:value-type="float" office:value="671420" calcext:value-type="float">
            <text:p>671420</text:p>
          </table:table-cell>
          <table:table-cell office:value-type="float" office:value="1214.6" calcext:value-type="float">
            <text:p>1214,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0,0</text:p>
          </table:table-cell>
          <table:table-cell office:value-type="float" office:value="683432" calcext:value-type="float">
            <text:p>683432</text:p>
          </table:table-cell>
          <table:table-cell office:value-type="float" office:value="1203.1" calcext:value-type="float">
            <text:p>1203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0,5</text:p>
          </table:table-cell>
          <table:table-cell office:value-type="float" office:value="695180" calcext:value-type="float">
            <text:p>695180</text:p>
          </table:table-cell>
          <table:table-cell office:value-type="float" office:value="1191.1" calcext:value-type="float">
            <text:p>1191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1,1</text:p>
          </table:table-cell>
          <table:table-cell office:value-type="float" office:value="708116" calcext:value-type="float">
            <text:p>708116</text:p>
          </table:table-cell>
          <table:table-cell office:value-type="float" office:value="1179.2" calcext:value-type="float">
            <text:p>1179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1,7</text:p>
          </table:table-cell>
          <table:table-cell office:value-type="float" office:value="719600" calcext:value-type="float">
            <text:p>719600</text:p>
          </table:table-cell>
          <table:table-cell office:value-type="float" office:value="1167.3" calcext:value-type="float">
            <text:p>1167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2,2</text:p>
          </table:table-cell>
          <table:table-cell office:value-type="float" office:value="731876" calcext:value-type="float">
            <text:p>731876</text:p>
          </table:table-cell>
          <table:table-cell office:value-type="float" office:value="1156.1" calcext:value-type="float">
            <text:p>1156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2,8</text:p>
          </table:table-cell>
          <table:table-cell office:value-type="float" office:value="744152" calcext:value-type="float">
            <text:p>744152</text:p>
          </table:table-cell>
          <table:table-cell office:value-type="float" office:value="1143.5" calcext:value-type="float">
            <text:p>1143,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3,4</text:p>
          </table:table-cell>
          <table:table-cell office:value-type="float" office:value="756428" calcext:value-type="float">
            <text:p>756428</text:p>
          </table:table-cell>
          <table:table-cell office:value-type="float" office:value="1131.5" calcext:value-type="float">
            <text:p>1131,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4,0</text:p>
          </table:table-cell>
          <table:table-cell office:value-type="float" office:value="768572" calcext:value-type="float">
            <text:p>768572</text:p>
          </table:table-cell>
          <table:table-cell office:value-type="float" office:value="1120.2" calcext:value-type="float">
            <text:p>1120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4,5</text:p>
          </table:table-cell>
          <table:table-cell office:value-type="float" office:value="780320" calcext:value-type="float">
            <text:p>780320</text:p>
          </table:table-cell>
          <table:table-cell office:value-type="float" office:value="1108.1" calcext:value-type="float">
            <text:p>1108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5,1</text:p>
          </table:table-cell>
          <table:table-cell office:value-type="float" office:value="793652" calcext:value-type="float">
            <text:p>793652</text:p>
          </table:table-cell>
          <table:table-cell office:value-type="float" office:value="1095.6" calcext:value-type="float">
            <text:p>1095,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5,7</text:p>
          </table:table-cell>
          <table:table-cell office:value-type="float" office:value="805928" calcext:value-type="float">
            <text:p>805928</text:p>
          </table:table-cell>
          <table:table-cell office:value-type="float" office:value="1083" calcext:value-type="float">
            <text:p>108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6,3</text:p>
          </table:table-cell>
          <table:table-cell office:value-type="float" office:value="818072" calcext:value-type="float">
            <text:p>818072</text:p>
          </table:table-cell>
          <table:table-cell office:value-type="float" office:value="1071" calcext:value-type="float">
            <text:p>107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6,8</text:p>
          </table:table-cell>
          <table:table-cell office:value-type="float" office:value="831140" calcext:value-type="float">
            <text:p>831140</text:p>
          </table:table-cell>
          <table:table-cell office:value-type="float" office:value="1058.8" calcext:value-type="float">
            <text:p>1058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7,4</text:p>
          </table:table-cell>
          <table:table-cell office:value-type="float" office:value="843680" calcext:value-type="float">
            <text:p>843680</text:p>
          </table:table-cell>
          <table:table-cell office:value-type="float" office:value="1046" calcext:value-type="float">
            <text:p>104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8,0</text:p>
          </table:table-cell>
          <table:table-cell office:value-type="float" office:value="856352" calcext:value-type="float">
            <text:p>856352</text:p>
          </table:table-cell>
          <table:table-cell office:value-type="float" office:value="1033.6" calcext:value-type="float">
            <text:p>1033,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8,5</text:p>
          </table:table-cell>
          <table:table-cell office:value-type="float" office:value="868628" calcext:value-type="float">
            <text:p>868628</text:p>
          </table:table-cell>
          <table:table-cell office:value-type="float" office:value="1021.7" calcext:value-type="float">
            <text:p>1021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9,1</text:p>
          </table:table-cell>
          <table:table-cell office:value-type="float" office:value="881696" calcext:value-type="float">
            <text:p>881696</text:p>
          </table:table-cell>
          <table:table-cell office:value-type="float" office:value="1009.7" calcext:value-type="float">
            <text:p>1009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29,7</text:p>
          </table:table-cell>
          <table:table-cell office:value-type="float" office:value="893576" calcext:value-type="float">
            <text:p>893576</text:p>
          </table:table-cell>
          <table:table-cell office:value-type="float" office:value="997.1" calcext:value-type="float">
            <text:p>997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0,3</text:p>
          </table:table-cell>
          <table:table-cell office:value-type="float" office:value="906644" calcext:value-type="float">
            <text:p>906644</text:p>
          </table:table-cell>
          <table:table-cell office:value-type="float" office:value="985.6" calcext:value-type="float">
            <text:p>985,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0,8</text:p>
          </table:table-cell>
          <table:table-cell office:value-type="float" office:value="917864" calcext:value-type="float">
            <text:p>917864</text:p>
          </table:table-cell>
          <table:table-cell office:value-type="float" office:value="973.1" calcext:value-type="float">
            <text:p>973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1,5</text:p>
          </table:table-cell>
          <table:table-cell office:value-type="float" office:value="930800" calcext:value-type="float">
            <text:p>930800</text:p>
          </table:table-cell>
          <table:table-cell office:value-type="float" office:value="961.8" calcext:value-type="float">
            <text:p>961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2,0</text:p>
          </table:table-cell>
          <table:table-cell office:value-type="float" office:value="940700" calcext:value-type="float">
            <text:p>940700</text:p>
          </table:table-cell>
          <table:table-cell office:value-type="float" office:value="951.1" calcext:value-type="float">
            <text:p>951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2,6</text:p>
          </table:table-cell>
          <table:table-cell office:value-type="float" office:value="953504" calcext:value-type="float">
            <text:p>953504</text:p>
          </table:table-cell>
          <table:table-cell office:value-type="float" office:value="938.9" calcext:value-type="float">
            <text:p>938,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3,2</text:p>
          </table:table-cell>
          <table:table-cell office:value-type="float" office:value="966176" calcext:value-type="float">
            <text:p>966176</text:p>
          </table:table-cell>
          <table:table-cell office:value-type="float" office:value="926.5" calcext:value-type="float">
            <text:p>926,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3,7</text:p>
          </table:table-cell>
          <table:table-cell office:value-type="float" office:value="978188" calcext:value-type="float">
            <text:p>978188</text:p>
          </table:table-cell>
          <table:table-cell office:value-type="float" office:value="914.3" calcext:value-type="float">
            <text:p>914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4,3</text:p>
          </table:table-cell>
          <table:table-cell office:value-type="float" office:value="992048" calcext:value-type="float">
            <text:p>992048</text:p>
          </table:table-cell>
          <table:table-cell office:value-type="float" office:value="901.5" calcext:value-type="float">
            <text:p>901,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4,9</text:p>
          </table:table-cell>
          <table:table-cell office:value-type="float" office:value="1004324" calcext:value-type="float">
            <text:p>1004324</text:p>
          </table:table-cell>
          <table:table-cell office:value-type="float" office:value="889.1" calcext:value-type="float">
            <text:p>889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5,5</text:p>
          </table:table-cell>
          <table:table-cell office:value-type="float" office:value="1016072" calcext:value-type="float">
            <text:p>1016072</text:p>
          </table:table-cell>
          <table:table-cell office:value-type="float" office:value="877.8" calcext:value-type="float">
            <text:p>877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6,0</text:p>
          </table:table-cell>
          <table:table-cell office:value-type="float" office:value="1028348" calcext:value-type="float">
            <text:p>1028348</text:p>
          </table:table-cell>
          <table:table-cell office:value-type="float" office:value="865.3" calcext:value-type="float">
            <text:p>865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6,6</text:p>
          </table:table-cell>
          <table:table-cell office:value-type="float" office:value="1041152" calcext:value-type="float">
            <text:p>1041152</text:p>
          </table:table-cell>
          <table:table-cell office:value-type="float" office:value="852.8" calcext:value-type="float">
            <text:p>852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7,2</text:p>
          </table:table-cell>
          <table:table-cell office:value-type="float" office:value="1054352" calcext:value-type="float">
            <text:p>1054352</text:p>
          </table:table-cell>
          <table:table-cell office:value-type="float" office:value="840.6" calcext:value-type="float">
            <text:p>840,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7,8</text:p>
          </table:table-cell>
          <table:table-cell office:value-type="float" office:value="1066628" calcext:value-type="float">
            <text:p>1066628</text:p>
          </table:table-cell>
          <table:table-cell office:value-type="float" office:value="828.2" calcext:value-type="float">
            <text:p>828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8,3</text:p>
          </table:table-cell>
          <table:table-cell office:value-type="float" office:value="1079036" calcext:value-type="float">
            <text:p>1079036</text:p>
          </table:table-cell>
          <table:table-cell office:value-type="float" office:value="815.9" calcext:value-type="float">
            <text:p>815,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8,9</text:p>
          </table:table-cell>
          <table:table-cell office:value-type="float" office:value="1091444" calcext:value-type="float">
            <text:p>1091444</text:p>
          </table:table-cell>
          <table:table-cell office:value-type="float" office:value="804.2" calcext:value-type="float">
            <text:p>804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39,4</text:p>
          </table:table-cell>
          <table:table-cell office:value-type="float" office:value="1103192" calcext:value-type="float">
            <text:p>1103192</text:p>
          </table:table-cell>
          <table:table-cell office:value-type="float" office:value="793.3" calcext:value-type="float">
            <text:p>793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0,0</text:p>
          </table:table-cell>
          <table:table-cell office:value-type="float" office:value="1113488" calcext:value-type="float">
            <text:p>1113488</text:p>
          </table:table-cell>
          <table:table-cell office:value-type="float" office:value="782.8" calcext:value-type="float">
            <text:p>782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0,6</text:p>
          </table:table-cell>
          <table:table-cell office:value-type="float" office:value="1123256" calcext:value-type="float">
            <text:p>1123256</text:p>
          </table:table-cell>
          <table:table-cell office:value-type="float" office:value="773.3" calcext:value-type="float">
            <text:p>773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1,1</text:p>
          </table:table-cell>
          <table:table-cell office:value-type="float" office:value="1135268" calcext:value-type="float">
            <text:p>1135268</text:p>
          </table:table-cell>
          <table:table-cell office:value-type="float" office:value="760.3" calcext:value-type="float">
            <text:p>760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1,7</text:p>
          </table:table-cell>
          <table:table-cell office:value-type="float" office:value="1148996" calcext:value-type="float">
            <text:p>1148996</text:p>
          </table:table-cell>
          <table:table-cell office:value-type="float" office:value="747.6" calcext:value-type="float">
            <text:p>747,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2,3</text:p>
          </table:table-cell>
          <table:table-cell office:value-type="float" office:value="1160876" calcext:value-type="float">
            <text:p>1160876</text:p>
          </table:table-cell>
          <table:table-cell office:value-type="float" office:value="735.5" calcext:value-type="float">
            <text:p>735,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2,9</text:p>
          </table:table-cell>
          <table:table-cell office:value-type="float" office:value="1174472" calcext:value-type="float">
            <text:p>1174472</text:p>
          </table:table-cell>
          <table:table-cell office:value-type="float" office:value="722.1" calcext:value-type="float">
            <text:p>722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3,5</text:p>
          </table:table-cell>
          <table:table-cell office:value-type="float" office:value="1188068" calcext:value-type="float">
            <text:p>1188068</text:p>
          </table:table-cell>
          <table:table-cell office:value-type="float" office:value="709.1" calcext:value-type="float">
            <text:p>709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4,0</text:p>
          </table:table-cell>
          <table:table-cell office:value-type="float" office:value="1201400" calcext:value-type="float">
            <text:p>1201400</text:p>
          </table:table-cell>
          <table:table-cell office:value-type="float" office:value="695.9" calcext:value-type="float">
            <text:p>695,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4,6</text:p>
          </table:table-cell>
          <table:table-cell office:value-type="float" office:value="1213544" calcext:value-type="float">
            <text:p>1213544</text:p>
          </table:table-cell>
          <table:table-cell office:value-type="float" office:value="684.1" calcext:value-type="float">
            <text:p>684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5,2</text:p>
          </table:table-cell>
          <table:table-cell office:value-type="float" office:value="1226876" calcext:value-type="float">
            <text:p>1226876</text:p>
          </table:table-cell>
          <table:table-cell office:value-type="float" office:value="671.2" calcext:value-type="float">
            <text:p>671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5,7</text:p>
          </table:table-cell>
          <table:table-cell office:value-type="float" office:value="1239944" calcext:value-type="float">
            <text:p>1239944</text:p>
          </table:table-cell>
          <table:table-cell office:value-type="float" office:value="658.3" calcext:value-type="float">
            <text:p>658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6,3</text:p>
          </table:table-cell>
          <table:table-cell office:value-type="float" office:value="1253276" calcext:value-type="float">
            <text:p>1253276</text:p>
          </table:table-cell>
          <table:table-cell office:value-type="float" office:value="645.2" calcext:value-type="float">
            <text:p>645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6,8</text:p>
          </table:table-cell>
          <table:table-cell office:value-type="float" office:value="1265156" calcext:value-type="float">
            <text:p>1265156</text:p>
          </table:table-cell>
          <table:table-cell office:value-type="float" office:value="634.3" calcext:value-type="float">
            <text:p>634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7,4</text:p>
          </table:table-cell>
          <table:table-cell office:value-type="float" office:value="1275584" calcext:value-type="float">
            <text:p>1275584</text:p>
          </table:table-cell>
          <table:table-cell office:value-type="float" office:value="623.9" calcext:value-type="float">
            <text:p>623,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8,0</text:p>
          </table:table-cell>
          <table:table-cell office:value-type="float" office:value="1286276" calcext:value-type="float">
            <text:p>1286276</text:p>
          </table:table-cell>
          <table:table-cell office:value-type="float" office:value="614" calcext:value-type="float">
            <text:p>614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8,6</text:p>
          </table:table-cell>
          <table:table-cell office:value-type="float" office:value="1296044" calcext:value-type="float">
            <text:p>1296044</text:p>
          </table:table-cell>
          <table:table-cell office:value-type="float" office:value="604.2" calcext:value-type="float">
            <text:p>604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9,2</text:p>
          </table:table-cell>
          <table:table-cell office:value-type="float" office:value="1305812" calcext:value-type="float">
            <text:p>1305812</text:p>
          </table:table-cell>
          <table:table-cell office:value-type="float" office:value="594.9" calcext:value-type="float">
            <text:p>594,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49,7</text:p>
          </table:table-cell>
          <table:table-cell office:value-type="float" office:value="1316504" calcext:value-type="float">
            <text:p>1316504</text:p>
          </table:table-cell>
          <table:table-cell office:value-type="float" office:value="584.2" calcext:value-type="float">
            <text:p>584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0,3</text:p>
          </table:table-cell>
          <table:table-cell office:value-type="float" office:value="1327592" calcext:value-type="float">
            <text:p>1327592</text:p>
          </table:table-cell>
          <table:table-cell office:value-type="float" office:value="572.8" calcext:value-type="float">
            <text:p>572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0,9</text:p>
          </table:table-cell>
          <table:table-cell office:value-type="float" office:value="1337756" calcext:value-type="float">
            <text:p>1337756</text:p>
          </table:table-cell>
          <table:table-cell office:value-type="float" office:value="562.7" calcext:value-type="float">
            <text:p>562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1,5</text:p>
          </table:table-cell>
          <table:table-cell office:value-type="float" office:value="1349240" calcext:value-type="float">
            <text:p>1349240</text:p>
          </table:table-cell>
          <table:table-cell office:value-type="float" office:value="551.7" calcext:value-type="float">
            <text:p>551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2,0</text:p>
          </table:table-cell>
          <table:table-cell office:value-type="float" office:value="1361252" calcext:value-type="float">
            <text:p>1361252</text:p>
          </table:table-cell>
          <table:table-cell office:value-type="float" office:value="540.1" calcext:value-type="float">
            <text:p>540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2,6</text:p>
          </table:table-cell>
          <table:table-cell office:value-type="float" office:value="1372340" calcext:value-type="float">
            <text:p>1372340</text:p>
          </table:table-cell>
          <table:table-cell office:value-type="float" office:value="529.4" calcext:value-type="float">
            <text:p>529,4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3,2</text:p>
          </table:table-cell>
          <table:table-cell office:value-type="float" office:value="1383692" calcext:value-type="float">
            <text:p>1383692</text:p>
          </table:table-cell>
          <table:table-cell office:value-type="float" office:value="518.1" calcext:value-type="float">
            <text:p>518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3,8</text:p>
          </table:table-cell>
          <table:table-cell office:value-type="float" office:value="1395440" calcext:value-type="float">
            <text:p>1395440</text:p>
          </table:table-cell>
          <table:table-cell office:value-type="float" office:value="506.7" calcext:value-type="float">
            <text:p>506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4,3</text:p>
          </table:table-cell>
          <table:table-cell office:value-type="float" office:value="1406660" calcext:value-type="float">
            <text:p>1406660</text:p>
          </table:table-cell>
          <table:table-cell office:value-type="float" office:value="495.1" calcext:value-type="float">
            <text:p>495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4,9</text:p>
          </table:table-cell>
          <table:table-cell office:value-type="float" office:value="1419068" calcext:value-type="float">
            <text:p>1419068</text:p>
          </table:table-cell>
          <table:table-cell office:value-type="float" office:value="483" calcext:value-type="float">
            <text:p>48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5,5</text:p>
          </table:table-cell>
          <table:table-cell office:value-type="float" office:value="1431212" calcext:value-type="float">
            <text:p>1431212</text:p>
          </table:table-cell>
          <table:table-cell office:value-type="float" office:value="471.2" calcext:value-type="float">
            <text:p>471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6,1</text:p>
          </table:table-cell>
          <table:table-cell office:value-type="float" office:value="1442960" calcext:value-type="float">
            <text:p>1442960</text:p>
          </table:table-cell>
          <table:table-cell office:value-type="float" office:value="460.2" calcext:value-type="float">
            <text:p>460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6,7</text:p>
          </table:table-cell>
          <table:table-cell office:value-type="float" office:value="1454312" calcext:value-type="float">
            <text:p>1454312</text:p>
          </table:table-cell>
          <table:table-cell office:value-type="float" office:value="449" calcext:value-type="float">
            <text:p>44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7,2</text:p>
          </table:table-cell>
          <table:table-cell office:value-type="float" office:value="1463948" calcext:value-type="float">
            <text:p>1463948</text:p>
          </table:table-cell>
          <table:table-cell office:value-type="float" office:value="439.4" calcext:value-type="float">
            <text:p>439,4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7,8</text:p>
          </table:table-cell>
          <table:table-cell office:value-type="float" office:value="1475564" calcext:value-type="float">
            <text:p>1475564</text:p>
          </table:table-cell>
          <table:table-cell office:value-type="float" office:value="428" calcext:value-type="float">
            <text:p>42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8,4</text:p>
          </table:table-cell>
          <table:table-cell office:value-type="float" office:value="1487048" calcext:value-type="float">
            <text:p>1487048</text:p>
          </table:table-cell>
          <table:table-cell office:value-type="float" office:value="416.8" calcext:value-type="float">
            <text:p>416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9,0</text:p>
          </table:table-cell>
          <table:table-cell office:value-type="float" office:value="1499060" calcext:value-type="float">
            <text:p>1499060</text:p>
          </table:table-cell>
          <table:table-cell office:value-type="float" office:value="404.9" calcext:value-type="float">
            <text:p>404,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:59,5</text:p>
          </table:table-cell>
          <table:table-cell office:value-type="float" office:value="1511468" calcext:value-type="float">
            <text:p>1511468</text:p>
          </table:table-cell>
          <table:table-cell office:value-type="float" office:value="393.5" calcext:value-type="float">
            <text:p>393,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0,1</text:p>
          </table:table-cell>
          <table:table-cell office:value-type="float" office:value="1521764" calcext:value-type="float">
            <text:p>1521764</text:p>
          </table:table-cell>
          <table:table-cell office:value-type="float" office:value="382.6" calcext:value-type="float">
            <text:p>382,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0,7</text:p>
          </table:table-cell>
          <table:table-cell office:value-type="float" office:value="1533512" calcext:value-type="float">
            <text:p>1533512</text:p>
          </table:table-cell>
          <table:table-cell office:value-type="float" office:value="372.1" calcext:value-type="float">
            <text:p>372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1,3</text:p>
          </table:table-cell>
          <table:table-cell office:value-type="float" office:value="1544732" calcext:value-type="float">
            <text:p>1544732</text:p>
          </table:table-cell>
          <table:table-cell office:value-type="float" office:value="360.7" calcext:value-type="float">
            <text:p>360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1,8</text:p>
          </table:table-cell>
          <table:table-cell office:value-type="float" office:value="1554764" calcext:value-type="float">
            <text:p>1554764</text:p>
          </table:table-cell>
          <table:table-cell office:value-type="float" office:value="350.3" calcext:value-type="float">
            <text:p>350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2,4</text:p>
          </table:table-cell>
          <table:table-cell office:value-type="float" office:value="1566908" calcext:value-type="float">
            <text:p>1566908</text:p>
          </table:table-cell>
          <table:table-cell office:value-type="float" office:value="339" calcext:value-type="float">
            <text:p>33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3,0</text:p>
          </table:table-cell>
          <table:table-cell office:value-type="float" office:value="1578656" calcext:value-type="float">
            <text:p>1578656</text:p>
          </table:table-cell>
          <table:table-cell office:value-type="float" office:value="328.6" calcext:value-type="float">
            <text:p>328,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3,5</text:p>
          </table:table-cell>
          <table:table-cell office:value-type="float" office:value="1588952" calcext:value-type="float">
            <text:p>1588952</text:p>
          </table:table-cell>
          <table:table-cell office:value-type="float" office:value="317.7" calcext:value-type="float">
            <text:p>317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4,1</text:p>
          </table:table-cell>
          <table:table-cell office:value-type="float" office:value="1599644" calcext:value-type="float">
            <text:p>1599644</text:p>
          </table:table-cell>
          <table:table-cell office:value-type="float" office:value="306.6" calcext:value-type="float">
            <text:p>306,6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4,6</text:p>
          </table:table-cell>
          <table:table-cell office:value-type="float" office:value="1611524" calcext:value-type="float">
            <text:p>1611524</text:p>
          </table:table-cell>
          <table:table-cell office:value-type="float" office:value="295.7" calcext:value-type="float">
            <text:p>295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5,2</text:p>
          </table:table-cell>
          <table:table-cell office:value-type="float" office:value="1623140" calcext:value-type="float">
            <text:p>1623140</text:p>
          </table:table-cell>
          <table:table-cell office:value-type="float" office:value="284" calcext:value-type="float">
            <text:p>284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5,8</text:p>
          </table:table-cell>
          <table:table-cell office:value-type="float" office:value="1635680" calcext:value-type="float">
            <text:p>1635680</text:p>
          </table:table-cell>
          <table:table-cell office:value-type="float" office:value="271.5" calcext:value-type="float">
            <text:p>271,5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6,3</text:p>
          </table:table-cell>
          <table:table-cell office:value-type="float" office:value="1645976" calcext:value-type="float">
            <text:p>1645976</text:p>
          </table:table-cell>
          <table:table-cell office:value-type="float" office:value="261.8" calcext:value-type="float">
            <text:p>261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6,9</text:p>
          </table:table-cell>
          <table:table-cell office:value-type="float" office:value="1658120" calcext:value-type="float">
            <text:p>1658120</text:p>
          </table:table-cell>
          <table:table-cell office:value-type="float" office:value="250.1" calcext:value-type="float">
            <text:p>250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7,5</text:p>
          </table:table-cell>
          <table:table-cell office:value-type="float" office:value="1670000" calcext:value-type="float">
            <text:p>1670000</text:p>
          </table:table-cell>
          <table:table-cell office:value-type="float" office:value="238" calcext:value-type="float">
            <text:p>23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8,0</text:p>
          </table:table-cell>
          <table:table-cell office:value-type="float" office:value="1682144" calcext:value-type="float">
            <text:p>1682144</text:p>
          </table:table-cell>
          <table:table-cell office:value-type="float" office:value="225.7" calcext:value-type="float">
            <text:p>225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8,6</text:p>
          </table:table-cell>
          <table:table-cell office:value-type="float" office:value="1694024" calcext:value-type="float">
            <text:p>1694024</text:p>
          </table:table-cell>
          <table:table-cell office:value-type="float" office:value="213.8" calcext:value-type="float">
            <text:p>213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9,2</text:p>
          </table:table-cell>
          <table:table-cell office:value-type="float" office:value="1706564" calcext:value-type="float">
            <text:p>1706564</text:p>
          </table:table-cell>
          <table:table-cell office:value-type="float" office:value="201.9" calcext:value-type="float">
            <text:p>201,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09,8</text:p>
          </table:table-cell>
          <table:table-cell office:value-type="float" office:value="1718708" calcext:value-type="float">
            <text:p>1718708</text:p>
          </table:table-cell>
          <table:table-cell office:value-type="float" office:value="189.7" calcext:value-type="float">
            <text:p>189,7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0,3</text:p>
          </table:table-cell>
          <table:table-cell office:value-type="float" office:value="1731776" calcext:value-type="float">
            <text:p>1731776</text:p>
          </table:table-cell>
          <table:table-cell office:value-type="float" office:value="178.2" calcext:value-type="float">
            <text:p>178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0,9</text:p>
          </table:table-cell>
          <table:table-cell office:value-type="float" office:value="1743392" calcext:value-type="float">
            <text:p>1743392</text:p>
          </table:table-cell>
          <table:table-cell office:value-type="float" office:value="166.2" calcext:value-type="float">
            <text:p>166,2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1,4</text:p>
          </table:table-cell>
          <table:table-cell office:value-type="float" office:value="1755536" calcext:value-type="float">
            <text:p>1755536</text:p>
          </table:table-cell>
          <table:table-cell office:value-type="float" office:value="153.9" calcext:value-type="float">
            <text:p>153,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2,0</text:p>
          </table:table-cell>
          <table:table-cell office:value-type="float" office:value="1767152" calcext:value-type="float">
            <text:p>1767152</text:p>
          </table:table-cell>
          <table:table-cell office:value-type="float" office:value="142.8" calcext:value-type="float">
            <text:p>142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2,6</text:p>
          </table:table-cell>
          <table:table-cell office:value-type="float" office:value="1779296" calcext:value-type="float">
            <text:p>1779296</text:p>
          </table:table-cell>
          <table:table-cell office:value-type="float" office:value="130.3" calcext:value-type="float">
            <text:p>130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3,1</text:p>
          </table:table-cell>
          <table:table-cell office:value-type="float" office:value="1791968" calcext:value-type="float">
            <text:p>1791968</text:p>
          </table:table-cell>
          <table:table-cell office:value-type="float" office:value="118.8" calcext:value-type="float">
            <text:p>118,8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3,7</text:p>
          </table:table-cell>
          <table:table-cell office:value-type="float" office:value="1805300" calcext:value-type="float">
            <text:p>1805300</text:p>
          </table:table-cell>
          <table:table-cell office:value-type="float" office:value="105.3" calcext:value-type="float">
            <text:p>105,3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4,3</text:p>
          </table:table-cell>
          <table:table-cell office:value-type="float" office:value="1815332" calcext:value-type="float">
            <text:p>1815332</text:p>
          </table:table-cell>
          <table:table-cell office:value-type="float" office:value="96.1" calcext:value-type="float">
            <text:p>96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4,9</text:p>
          </table:table-cell>
          <table:table-cell office:value-type="float" office:value="1826948" calcext:value-type="float">
            <text:p>1826948</text:p>
          </table:table-cell>
          <table:table-cell office:value-type="float" office:value="85.1" calcext:value-type="float">
            <text:p>85,1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5,4</text:p>
          </table:table-cell>
          <table:table-cell office:value-type="float" office:value="1838828" calcext:value-type="float">
            <text:p>1838828</text:p>
          </table:table-cell>
          <table:table-cell office:value-type="float" office:value="72.4" calcext:value-type="float">
            <text:p>72,4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6,0</text:p>
          </table:table-cell>
          <table:table-cell office:value-type="float" office:value="1849784" calcext:value-type="float">
            <text:p>1849784</text:p>
          </table:table-cell>
          <table:table-cell office:value-type="float" office:value="70.7" calcext:value-type="float">
            <text:p>70,7</text:p>
          </table:table-cell>
          <table:table-cell office:value-type="float" office:value="722.3" calcext:value-type="float">
            <text:p>72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6,9</text:p>
          </table:table-cell>
          <table:table-cell office:value-type="float" office:value="1866812" calcext:value-type="float">
            <text:p>1866812</text:p>
          </table:table-cell>
          <table:table-cell office:value-type="float" office:value="66.3" calcext:value-type="float">
            <text:p>66,3</text:p>
          </table:table-cell>
          <table:table-cell office:value-type="float" office:value="709.6" calcext:value-type="float">
            <text:p>709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7,7</text:p>
          </table:table-cell>
          <table:table-cell office:value-type="float" office:value="1884236" calcext:value-type="float">
            <text:p>1884236</text:p>
          </table:table-cell>
          <table:table-cell office:value-type="float" office:value="64.5" calcext:value-type="float">
            <text:p>64,5</text:p>
          </table:table-cell>
          <table:table-cell office:value-type="float" office:value="694.5" calcext:value-type="float">
            <text:p>694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19,2</text:p>
          </table:table-cell>
          <table:table-cell office:value-type="float" office:value="1922516" calcext:value-type="float">
            <text:p>1922516</text:p>
          </table:table-cell>
          <table:table-cell office:value-type="float" office:value="64" calcext:value-type="float">
            <text:p>64</text:p>
          </table:table-cell>
          <table:table-cell office:value-type="float" office:value="642.8" calcext:value-type="float">
            <text:p>64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0,5</text:p>
          </table:table-cell>
          <table:table-cell office:value-type="float" office:value="1954460" calcext:value-type="float">
            <text:p>1954460</text:p>
          </table:table-cell>
          <table:table-cell office:value-type="float" office:value="73.9" calcext:value-type="float">
            <text:p>73,9</text:p>
          </table:table-cell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1,0</text:p>
          </table:table-cell>
          <table:table-cell office:value-type="float" office:value="1967396" calcext:value-type="float">
            <text:p>1967396</text:p>
          </table:table-cell>
          <table:table-cell office:value-type="float" office:value="77.9" calcext:value-type="float">
            <text:p>77,9</text:p>
          </table:table-cell>
          <table:table-cell office:value-type="float" office:value="614.8" calcext:value-type="float">
            <text:p>614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1,6</text:p>
          </table:table-cell>
          <table:table-cell office:value-type="float" office:value="1982444" calcext:value-type="float">
            <text:p>1982444</text:p>
          </table:table-cell>
          <table:table-cell office:value-type="float" office:value="63.8" calcext:value-type="float">
            <text:p>63,8</text:p>
          </table:table-cell>
          <table:table-cell office:value-type="float" office:value="584.3" calcext:value-type="float">
            <text:p>58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2,1</text:p>
          </table:table-cell>
          <table:table-cell office:value-type="float" office:value="1997096" calcext:value-type="float">
            <text:p>1997096</text:p>
          </table:table-cell>
          <table:table-cell office:value-type="float" office:value="65.2" calcext:value-type="float">
            <text:p>65,2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2,6</text:p>
          </table:table-cell>
          <table:table-cell office:value-type="float" office:value="2010824" calcext:value-type="float">
            <text:p>2010824</text:p>
          </table:table-cell>
          <table:table-cell office:value-type="float" office:value="74.3" calcext:value-type="float">
            <text:p>74,3</text:p>
          </table:table-cell>
          <table:table-cell office:value-type="float" office:value="561.8" calcext:value-type="float">
            <text:p>56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3,1</text:p>
          </table:table-cell>
          <table:table-cell office:value-type="float" office:value="2026400" calcext:value-type="float">
            <text:p>2026400</text:p>
          </table:table-cell>
          <table:table-cell office:value-type="float" office:value="77.8" calcext:value-type="float">
            <text:p>77,8</text:p>
          </table:table-cell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3,7</text:p>
          </table:table-cell>
          <table:table-cell office:value-type="float" office:value="2040392" calcext:value-type="float">
            <text:p>2040392</text:p>
          </table:table-cell>
          <table:table-cell office:value-type="float" office:value="62.4" calcext:value-type="float">
            <text:p>62,4</text:p>
          </table:table-cell>
          <table:table-cell office:value-type="float" office:value="527.8" calcext:value-type="float">
            <text:p>52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4,3</text:p>
          </table:table-cell>
          <table:table-cell office:value-type="float" office:value="2055440" calcext:value-type="float">
            <text:p>2055440</text:p>
          </table:table-cell>
          <table:table-cell office:value-type="float" office:value="65.5" calcext:value-type="float">
            <text:p>65,5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4,8</text:p>
          </table:table-cell>
          <table:table-cell office:value-type="float" office:value="2067452" calcext:value-type="float">
            <text:p>2067452</text:p>
          </table:table-cell>
          <table:table-cell office:value-type="float" office:value="79.6" calcext:value-type="float">
            <text:p>79,6</text:p>
          </table:table-cell>
          <table:table-cell office:value-type="float" office:value="501.8" calcext:value-type="float">
            <text:p>50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5,3</text:p>
          </table:table-cell>
          <table:table-cell office:value-type="float" office:value="2079728" calcext:value-type="float">
            <text:p>2079728</text:p>
          </table:table-cell>
          <table:table-cell office:value-type="float" office:value="65.3" calcext:value-type="float">
            <text:p>65,3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5,9</text:p>
          </table:table-cell>
          <table:table-cell office:value-type="float" office:value="2093456" calcext:value-type="float">
            <text:p>2093456</text:p>
          </table:table-cell>
          <table:table-cell office:value-type="float" office:value="72.4" calcext:value-type="float">
            <text:p>72,4</text:p>
          </table:table-cell>
          <table:table-cell office:value-type="float" office:value="480.8" calcext:value-type="float">
            <text:p>48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6,4</text:p>
          </table:table-cell>
          <table:table-cell office:value-type="float" office:value="2105996" calcext:value-type="float">
            <text:p>2105996</text:p>
          </table:table-cell>
          <table:table-cell office:value-type="float" office:value="67.2" calcext:value-type="float">
            <text:p>67,2</text:p>
          </table:table-cell>
          <table:table-cell office:value-type="float" office:value="461.8" calcext:value-type="float">
            <text:p>46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7,0</text:p>
          </table:table-cell>
          <table:table-cell office:value-type="float" office:value="2118272" calcext:value-type="float">
            <text:p>2118272</text:p>
          </table:table-cell>
          <table:table-cell office:value-type="float" office:value="67.3" calcext:value-type="float">
            <text:p>67,3</text:p>
          </table:table-cell>
          <table:table-cell office:value-type="float" office:value="461.8" calcext:value-type="float">
            <text:p>46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7,5</text:p>
          </table:table-cell>
          <table:table-cell office:value-type="float" office:value="2129096" calcext:value-type="float">
            <text:p>2129096</text:p>
          </table:table-cell>
          <table:table-cell office:value-type="float" office:value="81.7" calcext:value-type="float">
            <text:p>81,7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8,1</text:p>
          </table:table-cell>
          <table:table-cell office:value-type="float" office:value="2141372" calcext:value-type="float">
            <text:p>2141372</text:p>
          </table:table-cell>
          <table:table-cell office:value-type="float" office:value="69.1" calcext:value-type="float">
            <text:p>69,1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8,6</text:p>
          </table:table-cell>
          <table:table-cell office:value-type="float" office:value="2153252" calcext:value-type="float">
            <text:p>2153252</text:p>
          </table:table-cell>
          <table:table-cell office:value-type="float" office:value="68.5" calcext:value-type="float">
            <text:p>68,5</text:p>
          </table:table-cell>
          <table:table-cell office:value-type="float" office:value="408.4" calcext:value-type="float">
            <text:p>40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9,2</text:p>
          </table:table-cell>
          <table:table-cell office:value-type="float" office:value="2164472" calcext:value-type="float">
            <text:p>2164472</text:p>
          </table:table-cell>
          <table:table-cell office:value-type="float" office:value="69.1" calcext:value-type="float">
            <text:p>69,1</text:p>
          </table:table-cell>
          <table:table-cell office:value-type="float" office:value="408.4" calcext:value-type="float">
            <text:p>40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29,7</text:p>
          </table:table-cell>
          <table:table-cell office:value-type="float" office:value="2175692" calcext:value-type="float">
            <text:p>2175692</text:p>
          </table:table-cell>
          <table:table-cell office:value-type="float" office:value="75.5" calcext:value-type="float">
            <text:p>75,5</text:p>
          </table:table-cell>
          <table:table-cell office:value-type="float" office:value="378.4" calcext:value-type="float">
            <text:p>37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0,2</text:p>
          </table:table-cell>
          <table:table-cell office:value-type="float" office:value="2186384" calcext:value-type="float">
            <text:p>2186384</text:p>
          </table:table-cell>
          <table:table-cell office:value-type="float" office:value="70.6" calcext:value-type="float">
            <text:p>70,6</text:p>
          </table:table-cell>
          <table:table-cell office:value-type="float" office:value="378.4" calcext:value-type="float">
            <text:p>37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0,8</text:p>
          </table:table-cell>
          <table:table-cell office:value-type="float" office:value="2198132" calcext:value-type="float">
            <text:p>2198132</text:p>
          </table:table-cell>
          <table:table-cell office:value-type="float" office:value="74.8" calcext:value-type="float">
            <text:p>74,8</text:p>
          </table:table-cell>
          <table:table-cell office:value-type="float" office:value="360.8" calcext:value-type="float">
            <text:p>36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1,3</text:p>
          </table:table-cell>
          <table:table-cell office:value-type="float" office:value="2208824" calcext:value-type="float">
            <text:p>2208824</text:p>
          </table:table-cell>
          <table:table-cell office:value-type="float" office:value="66.8" calcext:value-type="float">
            <text:p>66,8</text:p>
          </table:table-cell>
          <table:table-cell office:value-type="float" office:value="360.8" calcext:value-type="float">
            <text:p>36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1,8</text:p>
          </table:table-cell>
          <table:table-cell office:value-type="float" office:value="2219780" calcext:value-type="float">
            <text:p>2219780</text:p>
          </table:table-cell>
          <table:table-cell office:value-type="float" office:value="76" calcext:value-type="float">
            <text:p>76</text:p>
          </table:table-cell>
          <table:table-cell office:value-type="float" office:value="337.8" calcext:value-type="float">
            <text:p>33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2,3</text:p>
          </table:table-cell>
          <table:table-cell office:value-type="float" office:value="2232056" calcext:value-type="float">
            <text:p>2232056</text:p>
          </table:table-cell>
          <table:table-cell office:value-type="float" office:value="64.1" calcext:value-type="float">
            <text:p>64,1</text:p>
          </table:table-cell>
          <table:table-cell office:value-type="float" office:value="330.6" calcext:value-type="float">
            <text:p>33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2,9</text:p>
          </table:table-cell>
          <table:table-cell office:value-type="float" office:value="2243540" calcext:value-type="float">
            <text:p>2243540</text:p>
          </table:table-cell>
          <table:table-cell office:value-type="float" office:value="68.8" calcext:value-type="float">
            <text:p>68,8</text:p>
          </table:table-cell>
          <table:table-cell office:value-type="float" office:value="324.4" calcext:value-type="float">
            <text:p>32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3,4</text:p>
          </table:table-cell>
          <table:table-cell office:value-type="float" office:value="2255024" calcext:value-type="float">
            <text:p>2255024</text:p>
          </table:table-cell>
          <table:table-cell office:value-type="float" office:value="75.5" calcext:value-type="float">
            <text:p>75,5</text:p>
          </table:table-cell>
          <table:table-cell office:value-type="float" office:value="311.3" calcext:value-type="float">
            <text:p>31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4,0</text:p>
          </table:table-cell>
          <table:table-cell office:value-type="float" office:value="2266244" calcext:value-type="float">
            <text:p>2266244</text:p>
          </table:table-cell>
          <table:table-cell office:value-type="float" office:value="63.1" calcext:value-type="float">
            <text:p>63,1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4,5</text:p>
          </table:table-cell>
          <table:table-cell office:value-type="float" office:value="2277860" calcext:value-type="float">
            <text:p>2277860</text:p>
          </table:table-cell>
          <table:table-cell office:value-type="float" office:value="68.5" calcext:value-type="float">
            <text:p>68,5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5,1</text:p>
          </table:table-cell>
          <table:table-cell office:value-type="float" office:value="2289740" calcext:value-type="float">
            <text:p>2289740</text:p>
          </table:table-cell>
          <table:table-cell office:value-type="float" office:value="75" calcext:value-type="float">
            <text:p>75</text:p>
          </table:table-cell>
          <table:table-cell office:value-type="float" office:value="283.8" calcext:value-type="float">
            <text:p>28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5,6</text:p>
          </table:table-cell>
          <table:table-cell office:value-type="float" office:value="2300960" calcext:value-type="float">
            <text:p>2300960</text:p>
          </table:table-cell>
          <table:table-cell office:value-type="float" office:value="63.6" calcext:value-type="float">
            <text:p>63,6</text:p>
          </table:table-cell>
          <table:table-cell office:value-type="float" office:value="266.1" calcext:value-type="float">
            <text:p>266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6,2</text:p>
          </table:table-cell>
          <table:table-cell office:value-type="float" office:value="2313500" calcext:value-type="float">
            <text:p>2313500</text:p>
          </table:table-cell>
          <table:table-cell office:value-type="float" office:value="67.5" calcext:value-type="float">
            <text:p>67,5</text:p>
          </table:table-cell>
          <table:table-cell office:value-type="float" office:value="266.1" calcext:value-type="float">
            <text:p>266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6,7</text:p>
          </table:table-cell>
          <table:table-cell office:value-type="float" office:value="2324720" calcext:value-type="float">
            <text:p>2324720</text:p>
          </table:table-cell>
          <table:table-cell office:value-type="float" office:value="73.2" calcext:value-type="float">
            <text:p>73,2</text:p>
          </table:table-cell>
          <table:table-cell office:value-type="float" office:value="251.4" calcext:value-type="float">
            <text:p>25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7,2</text:p>
          </table:table-cell>
          <table:table-cell office:value-type="float" office:value="2336732" calcext:value-type="float">
            <text:p>2336732</text:p>
          </table:table-cell>
          <table:table-cell office:value-type="float" office:value="70" calcext:value-type="float">
            <text:p>70</text:p>
          </table:table-cell>
          <table:table-cell office:value-type="float" office:value="235.2" calcext:value-type="float">
            <text:p>235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7,8</text:p>
          </table:table-cell>
          <table:table-cell office:value-type="float" office:value="2348216" calcext:value-type="float">
            <text:p>2348216</text:p>
          </table:table-cell>
          <table:table-cell office:value-type="float" office:value="74.6" calcext:value-type="float">
            <text:p>74,6</text:p>
          </table:table-cell>
          <table:table-cell office:value-type="float" office:value="225.1" calcext:value-type="float">
            <text:p>225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8,3</text:p>
          </table:table-cell>
          <table:table-cell office:value-type="float" office:value="2360228" calcext:value-type="float">
            <text:p>2360228</text:p>
          </table:table-cell>
          <table:table-cell office:value-type="float" office:value="62" calcext:value-type="float">
            <text:p>62</text:p>
          </table:table-cell>
          <table:table-cell office:value-type="float" office:value="203.5" calcext:value-type="float">
            <text:p>20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8,8</text:p>
          </table:table-cell>
          <table:table-cell office:value-type="float" office:value="2371976" calcext:value-type="float">
            <text:p>2371976</text:p>
          </table:table-cell>
          <table:table-cell office:value-type="float" office:value="67.9" calcext:value-type="float">
            <text:p>67,9</text:p>
          </table:table-cell>
          <table:table-cell office:value-type="float" office:value="203.5" calcext:value-type="float">
            <text:p>20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9,3</text:p>
          </table:table-cell>
          <table:table-cell office:value-type="float" office:value="2382800" calcext:value-type="float">
            <text:p>2382800</text:p>
          </table:table-cell>
          <table:table-cell office:value-type="float" office:value="80.9" calcext:value-type="float">
            <text:p>80,9</text:p>
          </table:table-cell>
          <table:table-cell office:value-type="float" office:value="176.5" calcext:value-type="float">
            <text:p>17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39,9</text:p>
          </table:table-cell>
          <table:table-cell office:value-type="float" office:value="2395340" calcext:value-type="float">
            <text:p>2395340</text:p>
          </table:table-cell>
          <table:table-cell office:value-type="float" office:value="64.8" calcext:value-type="float">
            <text:p>64,8</text:p>
          </table:table-cell>
          <table:table-cell office:value-type="float" office:value="171.8" calcext:value-type="float">
            <text:p>17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0,4</text:p>
          </table:table-cell>
          <table:table-cell office:value-type="float" office:value="2406692" calcext:value-type="float">
            <text:p>2406692</text:p>
          </table:table-cell>
          <table:table-cell office:value-type="float" office:value="75.1" calcext:value-type="float">
            <text:p>75,1</text:p>
          </table:table-cell>
          <table:table-cell office:value-type="float" office:value="150.4" calcext:value-type="float">
            <text:p>15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1,0</text:p>
          </table:table-cell>
          <table:table-cell office:value-type="float" office:value="2418308" calcext:value-type="float">
            <text:p>2418308</text:p>
          </table:table-cell>
          <table:table-cell office:value-type="float" office:value="74.6" calcext:value-type="float">
            <text:p>74,6</text:p>
          </table:table-cell>
          <table:table-cell office:value-type="float" office:value="143.5" calcext:value-type="float">
            <text:p>14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1,5</text:p>
          </table:table-cell>
          <table:table-cell office:value-type="float" office:value="2429396" calcext:value-type="float">
            <text:p>2429396</text:p>
          </table:table-cell>
          <table:table-cell office:value-type="float" office:value="62.2" calcext:value-type="float">
            <text:p>62,2</text:p>
          </table:table-cell>
          <table:table-cell office:value-type="float" office:value="127.1" calcext:value-type="float">
            <text:p>127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2,0</text:p>
          </table:table-cell>
          <table:table-cell office:value-type="float" office:value="2438768" calcext:value-type="float">
            <text:p>2438768</text:p>
          </table:table-cell>
          <table:table-cell office:value-type="float" office:value="80.1" calcext:value-type="float">
            <text:p>80,1</text:p>
          </table:table-cell>
          <table:table-cell office:value-type="float" office:value="116.7" calcext:value-type="float">
            <text:p>116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2,5</text:p>
          </table:table-cell>
          <table:table-cell office:value-type="float" office:value="2449724" calcext:value-type="float">
            <text:p>2449724</text:p>
          </table:table-cell>
          <table:table-cell office:value-type="float" office:value="69.6" calcext:value-type="float">
            <text:p>69,6</text:p>
          </table:table-cell>
          <table:table-cell office:value-type="float" office:value="116.7" calcext:value-type="float">
            <text:p>116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3,1</text:p>
          </table:table-cell>
          <table:table-cell office:value-type="float" office:value="2461208" calcext:value-type="float">
            <text:p>2461208</text:p>
          </table:table-cell>
          <table:table-cell office:value-type="float" office:value="67.7" calcext:value-type="float">
            <text:p>67,7</text:p>
          </table:table-cell>
          <table:table-cell office:value-type="float" office:value="105.8" calcext:value-type="float">
            <text:p>105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3,6</text:p>
          </table:table-cell>
          <table:table-cell office:value-type="float" office:value="2471504" calcext:value-type="float">
            <text:p>2471504</text:p>
          </table:table-cell>
          <table:table-cell office:value-type="float" office:value="75.6" calcext:value-type="float">
            <text:p>75,6</text:p>
          </table:table-cell>
          <table:table-cell office:value-type="float" office:value="90.3" calcext:value-type="float">
            <text:p>9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4,1</text:p>
          </table:table-cell>
          <table:table-cell office:value-type="float" office:value="2482328" calcext:value-type="float">
            <text:p>2482328</text:p>
          </table:table-cell>
          <table:table-cell office:value-type="float" office:value="64.5" calcext:value-type="float">
            <text:p>64,5</text:p>
          </table:table-cell>
          <table:table-cell office:value-type="float" office:value="85.7" calcext:value-type="float">
            <text:p>85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4,6</text:p>
          </table:table-cell>
          <table:table-cell office:value-type="float" office:value="2491964" calcext:value-type="float">
            <text:p>2491964</text:p>
          </table:table-cell>
          <table:table-cell office:value-type="float" office:value="75.9" calcext:value-type="float">
            <text:p>75,9</text:p>
          </table:table-cell>
          <table:table-cell office:value-type="float" office:value="70.6" calcext:value-type="float">
            <text:p>7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5,1</text:p>
          </table:table-cell>
          <table:table-cell office:value-type="float" office:value="2502128" calcext:value-type="float">
            <text:p>2502128</text:p>
          </table:table-cell>
          <table:table-cell office:value-type="float" office:value="74.7" calcext:value-type="float">
            <text:p>74,7</text:p>
          </table:table-cell>
          <table:table-cell office:value-type="float" office:value="57.3" calcext:value-type="float">
            <text:p>5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5,7</text:p>
          </table:table-cell>
          <table:table-cell office:value-type="float" office:value="2512556" calcext:value-type="float">
            <text:p>2512556</text:p>
          </table:table-cell>
          <table:table-cell office:value-type="float" office:value="68.6" calcext:value-type="float">
            <text:p>68,6</text:p>
          </table:table-cell>
          <table:table-cell office:value-type="float" office:value="57.3" calcext:value-type="float">
            <text:p>5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6,2</text:p>
          </table:table-cell>
          <table:table-cell office:value-type="float" office:value="2524436" calcext:value-type="float">
            <text:p>2524436</text:p>
          </table:table-cell>
          <table:table-cell office:value-type="float" office:value="77.3" calcext:value-type="float">
            <text:p>77,3</text:p>
          </table:table-cell>
          <table:table-cell office:value-type="float" office:value="39.4" calcext:value-type="float">
            <text:p>39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6,8</text:p>
          </table:table-cell>
          <table:table-cell office:value-type="float" office:value="2536712" calcext:value-type="float">
            <text:p>2536712</text:p>
          </table:table-cell>
          <table:table-cell office:value-type="float" office:value="64.4" calcext:value-type="float">
            <text:p>64,4</text:p>
          </table:table-cell>
          <table:table-cell office:value-type="float" office:value="32.9" calcext:value-type="float">
            <text:p>3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7,3</text:p>
          </table:table-cell>
          <table:table-cell office:value-type="float" office:value="2548724" calcext:value-type="float">
            <text:p>2548724</text:p>
          </table:table-cell>
          <table:table-cell office:value-type="float" office:value="70.3" calcext:value-type="float">
            <text:p>70,3</text:p>
          </table:table-cell>
          <table:table-cell office:value-type="float" office:value="24.5" calcext:value-type="float">
            <text:p>24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7,9</text:p>
          </table:table-cell>
          <table:table-cell office:value-type="float" office:value="2561396" calcext:value-type="float">
            <text:p>2561396</text:p>
          </table:table-cell>
          <table:table-cell office:value-type="float" office:value="74.6" calcext:value-type="float">
            <text:p>74,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:48,4</text:p>
          </table:table-cell>
          <table:table-cell office:value-type="float" office:value="2572880" calcext:value-type="float">
            <text:p>2572880</text:p>
          </table:table-cell>
          <table:table-cell office:value-type="float" office:value="62.2" calcext:value-type="float">
            <text:p>62,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 style:data-style-name="N2" text:time-value="13:17:29.3684547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1T21:19:24.693955641</meta:creation-date>
    <dc:date>2020-12-03T00:36:35.876166724</dc:date>
    <meta:editing-duration>PT11H11M</meta:editing-duration>
    <meta:editing-cycles>3</meta:editing-cycles>
    <meta:generator>LibreOffice/7.0.1.2$MacOSX_X86_64 LibreOffice_project/7cbcfc562f6eb6708b5ff7d7397325de9e764452</meta:generator>
    <meta:document-statistic meta:table-count="1" meta:cell-count="77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7cm" svg:height="10.268cm" xlink:href=".." xlink:type="simple" chart:class="chart:line" chart:style-name="ch1">
        <chart:title svg:x="5.513cm" svg:y="0.341cm" chart:style-name="ch2">
          <text:p>time - allocated memory</text:p>
        </chart:title>
        <chart:plot-area chart:style-name="ch3" table:cell-range-address="Лист1.A15:Лист1.B204" chart:data-source-has-labels="column" svg:x="1.178cm" svg:y="0.905cm" svg:width="12.078cm" svg:height="9.024cm">
          <chart:coordinate-region svg:x="2.845cm" svg:y="1.098cm" svg:width="10.411cm" svg:height="7.469cm"/>
          <chart:axis chart:dimension="x" chart:name="primary-x" chart:style-name="ch4" chartooo:axis-type="auto">
            <chartooo:date-scale/>
            <chart:title svg:x="6.856cm" svg:y="9.718cm" chart:style-name="ch5">
              <text:p>time</text:p>
            </chart:title>
            <chart:categories table:cell-range-address="Лист1.A15:Лист1.A204"/>
          </chart:axis>
          <chart:axis chart:dimension="y" chart:name="primary-y" chart:style-name="ch4">
            <chart:title svg:x="0.308cm" svg:y="6.059cm" chart:style-name="ch6">
              <text:p>memory</text:p>
            </chart:title>
            <chart:grid chart:style-name="ch7" chart:class="major"/>
          </chart:axis>
          <chart:series chart:style-name="ch8" chart:values-cell-range-address="Лист1.B15:Лист1.B204" chart:class="chart:line">
            <chart:data-point chart:repeated="1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00:00,2</text:p>
                <draw:g>
                  <svg:desc>Лист1.A15:Лист1.A204</svg:desc>
                </draw:g>
              </table:table-cell>
              <table:table-cell office:value-type="float" office:value="227108">
                <text:p>227108</text:p>
                <draw:g>
                  <svg:desc>Лист1.B15:Лист1.B204</svg:desc>
                </draw:g>
              </table:table-cell>
            </table:table-row>
            <table:table-row>
              <table:table-cell office:value-type="string">
                <text:p>00:00,7</text:p>
              </table:table-cell>
              <table:table-cell office:value-type="float" office:value="242156">
                <text:p>242156</text:p>
              </table:table-cell>
            </table:table-row>
            <table:table-row>
              <table:table-cell office:value-type="string">
                <text:p>00:01,3</text:p>
              </table:table-cell>
              <table:table-cell office:value-type="float" office:value="257336">
                <text:p>257336</text:p>
              </table:table-cell>
            </table:table-row>
            <table:table-row>
              <table:table-cell office:value-type="string">
                <text:p>00:01,9</text:p>
              </table:table-cell>
              <table:table-cell office:value-type="float" office:value="272648">
                <text:p>272648</text:p>
              </table:table-cell>
            </table:table-row>
            <table:table-row>
              <table:table-cell office:value-type="string">
                <text:p>00:02,4</text:p>
              </table:table-cell>
              <table:table-cell office:value-type="float" office:value="287564">
                <text:p>287564</text:p>
              </table:table-cell>
            </table:table-row>
            <table:table-row>
              <table:table-cell office:value-type="string">
                <text:p>00:03,0</text:p>
              </table:table-cell>
              <table:table-cell office:value-type="float" office:value="301952">
                <text:p>301952</text:p>
              </table:table-cell>
            </table:table-row>
            <table:table-row>
              <table:table-cell office:value-type="string">
                <text:p>00:03,6</text:p>
              </table:table-cell>
              <table:table-cell office:value-type="float" office:value="317396">
                <text:p>317396</text:p>
              </table:table-cell>
            </table:table-row>
            <table:table-row>
              <table:table-cell office:value-type="string">
                <text:p>00:04,1</text:p>
              </table:table-cell>
              <table:table-cell office:value-type="float" office:value="332180">
                <text:p>332180</text:p>
              </table:table-cell>
            </table:table-row>
            <table:table-row>
              <table:table-cell office:value-type="string">
                <text:p>00:04,7</text:p>
              </table:table-cell>
              <table:table-cell office:value-type="float" office:value="346172">
                <text:p>346172</text:p>
              </table:table-cell>
            </table:table-row>
            <table:table-row>
              <table:table-cell office:value-type="string">
                <text:p>00:05,3</text:p>
              </table:table-cell>
              <table:table-cell office:value-type="float" office:value="361352">
                <text:p>361352</text:p>
              </table:table-cell>
            </table:table-row>
            <table:table-row>
              <table:table-cell office:value-type="string">
                <text:p>00:05,8</text:p>
              </table:table-cell>
              <table:table-cell office:value-type="float" office:value="376400">
                <text:p>376400</text:p>
              </table:table-cell>
            </table:table-row>
            <table:table-row>
              <table:table-cell office:value-type="string">
                <text:p>00:06,4</text:p>
              </table:table-cell>
              <table:table-cell office:value-type="float" office:value="391448">
                <text:p>391448</text:p>
              </table:table-cell>
            </table:table-row>
            <table:table-row>
              <table:table-cell office:value-type="string">
                <text:p>00:06,9</text:p>
              </table:table-cell>
              <table:table-cell office:value-type="float" office:value="407552">
                <text:p>407552</text:p>
              </table:table-cell>
            </table:table-row>
            <table:table-row>
              <table:table-cell office:value-type="string">
                <text:p>00:07,5</text:p>
              </table:table-cell>
              <table:table-cell office:value-type="float" office:value="422072">
                <text:p>422072</text:p>
              </table:table-cell>
            </table:table-row>
            <table:table-row>
              <table:table-cell office:value-type="string">
                <text:p>00:08,1</text:p>
              </table:table-cell>
              <table:table-cell office:value-type="float" office:value="436196">
                <text:p>436196</text:p>
              </table:table-cell>
            </table:table-row>
            <table:table-row>
              <table:table-cell office:value-type="string">
                <text:p>00:08,6</text:p>
              </table:table-cell>
              <table:table-cell office:value-type="float" office:value="450056">
                <text:p>450056</text:p>
              </table:table-cell>
            </table:table-row>
            <table:table-row>
              <table:table-cell office:value-type="string">
                <text:p>00:09,2</text:p>
              </table:table-cell>
              <table:table-cell office:value-type="float" office:value="461144">
                <text:p>461144</text:p>
              </table:table-cell>
            </table:table-row>
            <table:table-row>
              <table:table-cell office:value-type="string">
                <text:p>00:09,7</text:p>
              </table:table-cell>
              <table:table-cell office:value-type="float" office:value="472100">
                <text:p>472100</text:p>
              </table:table-cell>
            </table:table-row>
            <table:table-row>
              <table:table-cell office:value-type="string">
                <text:p>00:10,3</text:p>
              </table:table-cell>
              <table:table-cell office:value-type="float" office:value="484508">
                <text:p>484508</text:p>
              </table:table-cell>
            </table:table-row>
            <table:table-row>
              <table:table-cell office:value-type="string">
                <text:p>00:10,9</text:p>
              </table:table-cell>
              <table:table-cell office:value-type="float" office:value="496520">
                <text:p>496520</text:p>
              </table:table-cell>
            </table:table-row>
            <table:table-row>
              <table:table-cell office:value-type="string">
                <text:p>00:11,5</text:p>
              </table:table-cell>
              <table:table-cell office:value-type="float" office:value="507608">
                <text:p>507608</text:p>
              </table:table-cell>
            </table:table-row>
            <table:table-row>
              <table:table-cell office:value-type="string">
                <text:p>00:12,0</text:p>
              </table:table-cell>
              <table:table-cell office:value-type="float" office:value="518036">
                <text:p>518036</text:p>
              </table:table-cell>
            </table:table-row>
            <table:table-row>
              <table:table-cell office:value-type="string">
                <text:p>00:12,6</text:p>
              </table:table-cell>
              <table:table-cell office:value-type="float" office:value="529520">
                <text:p>529520</text:p>
              </table:table-cell>
            </table:table-row>
            <table:table-row>
              <table:table-cell office:value-type="string">
                <text:p>00:13,1</text:p>
              </table:table-cell>
              <table:table-cell office:value-type="float" office:value="539816">
                <text:p>539816</text:p>
              </table:table-cell>
            </table:table-row>
            <table:table-row>
              <table:table-cell office:value-type="string">
                <text:p>00:13,7</text:p>
              </table:table-cell>
              <table:table-cell office:value-type="float" office:value="551168">
                <text:p>551168</text:p>
              </table:table-cell>
            </table:table-row>
            <table:table-row>
              <table:table-cell office:value-type="string">
                <text:p>00:14,3</text:p>
              </table:table-cell>
              <table:table-cell office:value-type="float" office:value="561860">
                <text:p>561860</text:p>
              </table:table-cell>
            </table:table-row>
            <table:table-row>
              <table:table-cell office:value-type="string">
                <text:p>00:14,9</text:p>
              </table:table-cell>
              <table:table-cell office:value-type="float" office:value="574532">
                <text:p>574532</text:p>
              </table:table-cell>
            </table:table-row>
            <table:table-row>
              <table:table-cell office:value-type="string">
                <text:p>00:15,4</text:p>
              </table:table-cell>
              <table:table-cell office:value-type="float" office:value="585620">
                <text:p>585620</text:p>
              </table:table-cell>
            </table:table-row>
            <table:table-row>
              <table:table-cell office:value-type="string">
                <text:p>00:16,0</text:p>
              </table:table-cell>
              <table:table-cell office:value-type="float" office:value="597764">
                <text:p>597764</text:p>
              </table:table-cell>
            </table:table-row>
            <table:table-row>
              <table:table-cell office:value-type="string">
                <text:p>00:16,6</text:p>
              </table:table-cell>
              <table:table-cell office:value-type="float" office:value="610172">
                <text:p>610172</text:p>
              </table:table-cell>
            </table:table-row>
            <table:table-row>
              <table:table-cell office:value-type="string">
                <text:p>00:17,1</text:p>
              </table:table-cell>
              <table:table-cell office:value-type="float" office:value="621920">
                <text:p>621920</text:p>
              </table:table-cell>
            </table:table-row>
            <table:table-row>
              <table:table-cell office:value-type="string">
                <text:p>00:17,7</text:p>
              </table:table-cell>
              <table:table-cell office:value-type="float" office:value="634328">
                <text:p>634328</text:p>
              </table:table-cell>
            </table:table-row>
            <table:table-row>
              <table:table-cell office:value-type="string">
                <text:p>00:18,2</text:p>
              </table:table-cell>
              <table:table-cell office:value-type="float" office:value="645548">
                <text:p>645548</text:p>
              </table:table-cell>
            </table:table-row>
            <table:table-row>
              <table:table-cell office:value-type="string">
                <text:p>00:18,8</text:p>
              </table:table-cell>
              <table:table-cell office:value-type="float" office:value="658748">
                <text:p>658748</text:p>
              </table:table-cell>
            </table:table-row>
            <table:table-row>
              <table:table-cell office:value-type="string">
                <text:p>00:19,4</text:p>
              </table:table-cell>
              <table:table-cell office:value-type="float" office:value="671420">
                <text:p>671420</text:p>
              </table:table-cell>
            </table:table-row>
            <table:table-row>
              <table:table-cell office:value-type="string">
                <text:p>00:20,0</text:p>
              </table:table-cell>
              <table:table-cell office:value-type="float" office:value="683432">
                <text:p>683432</text:p>
              </table:table-cell>
            </table:table-row>
            <table:table-row>
              <table:table-cell office:value-type="string">
                <text:p>00:20,5</text:p>
              </table:table-cell>
              <table:table-cell office:value-type="float" office:value="695180">
                <text:p>695180</text:p>
              </table:table-cell>
            </table:table-row>
            <table:table-row>
              <table:table-cell office:value-type="string">
                <text:p>00:21,1</text:p>
              </table:table-cell>
              <table:table-cell office:value-type="float" office:value="708116">
                <text:p>708116</text:p>
              </table:table-cell>
            </table:table-row>
            <table:table-row>
              <table:table-cell office:value-type="string">
                <text:p>00:21,7</text:p>
              </table:table-cell>
              <table:table-cell office:value-type="float" office:value="719600">
                <text:p>719600</text:p>
              </table:table-cell>
            </table:table-row>
            <table:table-row>
              <table:table-cell office:value-type="string">
                <text:p>00:22,2</text:p>
              </table:table-cell>
              <table:table-cell office:value-type="float" office:value="731876">
                <text:p>731876</text:p>
              </table:table-cell>
            </table:table-row>
            <table:table-row>
              <table:table-cell office:value-type="string">
                <text:p>00:22,8</text:p>
              </table:table-cell>
              <table:table-cell office:value-type="float" office:value="744152">
                <text:p>744152</text:p>
              </table:table-cell>
            </table:table-row>
            <table:table-row>
              <table:table-cell office:value-type="string">
                <text:p>00:23,4</text:p>
              </table:table-cell>
              <table:table-cell office:value-type="float" office:value="756428">
                <text:p>756428</text:p>
              </table:table-cell>
            </table:table-row>
            <table:table-row>
              <table:table-cell office:value-type="string">
                <text:p>00:24,0</text:p>
              </table:table-cell>
              <table:table-cell office:value-type="float" office:value="768572">
                <text:p>768572</text:p>
              </table:table-cell>
            </table:table-row>
            <table:table-row>
              <table:table-cell office:value-type="string">
                <text:p>00:24,5</text:p>
              </table:table-cell>
              <table:table-cell office:value-type="float" office:value="780320">
                <text:p>780320</text:p>
              </table:table-cell>
            </table:table-row>
            <table:table-row>
              <table:table-cell office:value-type="string">
                <text:p>00:25,1</text:p>
              </table:table-cell>
              <table:table-cell office:value-type="float" office:value="793652">
                <text:p>793652</text:p>
              </table:table-cell>
            </table:table-row>
            <table:table-row>
              <table:table-cell office:value-type="string">
                <text:p>00:25,7</text:p>
              </table:table-cell>
              <table:table-cell office:value-type="float" office:value="805928">
                <text:p>805928</text:p>
              </table:table-cell>
            </table:table-row>
            <table:table-row>
              <table:table-cell office:value-type="string">
                <text:p>00:26,3</text:p>
              </table:table-cell>
              <table:table-cell office:value-type="float" office:value="818072">
                <text:p>818072</text:p>
              </table:table-cell>
            </table:table-row>
            <table:table-row>
              <table:table-cell office:value-type="string">
                <text:p>00:26,8</text:p>
              </table:table-cell>
              <table:table-cell office:value-type="float" office:value="831140">
                <text:p>831140</text:p>
              </table:table-cell>
            </table:table-row>
            <table:table-row>
              <table:table-cell office:value-type="string">
                <text:p>00:27,4</text:p>
              </table:table-cell>
              <table:table-cell office:value-type="float" office:value="843680">
                <text:p>843680</text:p>
              </table:table-cell>
            </table:table-row>
            <table:table-row>
              <table:table-cell office:value-type="string">
                <text:p>00:28,0</text:p>
              </table:table-cell>
              <table:table-cell office:value-type="float" office:value="856352">
                <text:p>856352</text:p>
              </table:table-cell>
            </table:table-row>
            <table:table-row>
              <table:table-cell office:value-type="string">
                <text:p>00:28,5</text:p>
              </table:table-cell>
              <table:table-cell office:value-type="float" office:value="868628">
                <text:p>868628</text:p>
              </table:table-cell>
            </table:table-row>
            <table:table-row>
              <table:table-cell office:value-type="string">
                <text:p>00:29,1</text:p>
              </table:table-cell>
              <table:table-cell office:value-type="float" office:value="881696">
                <text:p>881696</text:p>
              </table:table-cell>
            </table:table-row>
            <table:table-row>
              <table:table-cell office:value-type="string">
                <text:p>00:29,7</text:p>
              </table:table-cell>
              <table:table-cell office:value-type="float" office:value="893576">
                <text:p>893576</text:p>
              </table:table-cell>
            </table:table-row>
            <table:table-row>
              <table:table-cell office:value-type="string">
                <text:p>00:30,3</text:p>
              </table:table-cell>
              <table:table-cell office:value-type="float" office:value="906644">
                <text:p>906644</text:p>
              </table:table-cell>
            </table:table-row>
            <table:table-row>
              <table:table-cell office:value-type="string">
                <text:p>00:30,8</text:p>
              </table:table-cell>
              <table:table-cell office:value-type="float" office:value="917864">
                <text:p>917864</text:p>
              </table:table-cell>
            </table:table-row>
            <table:table-row>
              <table:table-cell office:value-type="string">
                <text:p>00:31,5</text:p>
              </table:table-cell>
              <table:table-cell office:value-type="float" office:value="930800">
                <text:p>930800</text:p>
              </table:table-cell>
            </table:table-row>
            <table:table-row>
              <table:table-cell office:value-type="string">
                <text:p>00:32,0</text:p>
              </table:table-cell>
              <table:table-cell office:value-type="float" office:value="940700">
                <text:p>940700</text:p>
              </table:table-cell>
            </table:table-row>
            <table:table-row>
              <table:table-cell office:value-type="string">
                <text:p>00:32,6</text:p>
              </table:table-cell>
              <table:table-cell office:value-type="float" office:value="953504">
                <text:p>953504</text:p>
              </table:table-cell>
            </table:table-row>
            <table:table-row>
              <table:table-cell office:value-type="string">
                <text:p>00:33,2</text:p>
              </table:table-cell>
              <table:table-cell office:value-type="float" office:value="966176">
                <text:p>966176</text:p>
              </table:table-cell>
            </table:table-row>
            <table:table-row>
              <table:table-cell office:value-type="string">
                <text:p>00:33,7</text:p>
              </table:table-cell>
              <table:table-cell office:value-type="float" office:value="978188">
                <text:p>978188</text:p>
              </table:table-cell>
            </table:table-row>
            <table:table-row>
              <table:table-cell office:value-type="string">
                <text:p>00:34,3</text:p>
              </table:table-cell>
              <table:table-cell office:value-type="float" office:value="992048">
                <text:p>992048</text:p>
              </table:table-cell>
            </table:table-row>
            <table:table-row>
              <table:table-cell office:value-type="string">
                <text:p>00:34,9</text:p>
              </table:table-cell>
              <table:table-cell office:value-type="float" office:value="1004324">
                <text:p>1004324</text:p>
              </table:table-cell>
            </table:table-row>
            <table:table-row>
              <table:table-cell office:value-type="string">
                <text:p>00:35,5</text:p>
              </table:table-cell>
              <table:table-cell office:value-type="float" office:value="1016072">
                <text:p>1016072</text:p>
              </table:table-cell>
            </table:table-row>
            <table:table-row>
              <table:table-cell office:value-type="string">
                <text:p>00:36,0</text:p>
              </table:table-cell>
              <table:table-cell office:value-type="float" office:value="1028348">
                <text:p>1028348</text:p>
              </table:table-cell>
            </table:table-row>
            <table:table-row>
              <table:table-cell office:value-type="string">
                <text:p>00:36,6</text:p>
              </table:table-cell>
              <table:table-cell office:value-type="float" office:value="1041152">
                <text:p>1041152</text:p>
              </table:table-cell>
            </table:table-row>
            <table:table-row>
              <table:table-cell office:value-type="string">
                <text:p>00:37,2</text:p>
              </table:table-cell>
              <table:table-cell office:value-type="float" office:value="1054352">
                <text:p>1054352</text:p>
              </table:table-cell>
            </table:table-row>
            <table:table-row>
              <table:table-cell office:value-type="string">
                <text:p>00:37,8</text:p>
              </table:table-cell>
              <table:table-cell office:value-type="float" office:value="1066628">
                <text:p>1066628</text:p>
              </table:table-cell>
            </table:table-row>
            <table:table-row>
              <table:table-cell office:value-type="string">
                <text:p>00:38,3</text:p>
              </table:table-cell>
              <table:table-cell office:value-type="float" office:value="1079036">
                <text:p>1079036</text:p>
              </table:table-cell>
            </table:table-row>
            <table:table-row>
              <table:table-cell office:value-type="string">
                <text:p>00:38,9</text:p>
              </table:table-cell>
              <table:table-cell office:value-type="float" office:value="1091444">
                <text:p>1091444</text:p>
              </table:table-cell>
            </table:table-row>
            <table:table-row>
              <table:table-cell office:value-type="string">
                <text:p>00:39,4</text:p>
              </table:table-cell>
              <table:table-cell office:value-type="float" office:value="1103192">
                <text:p>1103192</text:p>
              </table:table-cell>
            </table:table-row>
            <table:table-row>
              <table:table-cell office:value-type="string">
                <text:p>00:40,0</text:p>
              </table:table-cell>
              <table:table-cell office:value-type="float" office:value="1113488">
                <text:p>1113488</text:p>
              </table:table-cell>
            </table:table-row>
            <table:table-row>
              <table:table-cell office:value-type="string">
                <text:p>00:40,6</text:p>
              </table:table-cell>
              <table:table-cell office:value-type="float" office:value="1123256">
                <text:p>1123256</text:p>
              </table:table-cell>
            </table:table-row>
            <table:table-row>
              <table:table-cell office:value-type="string">
                <text:p>00:41,1</text:p>
              </table:table-cell>
              <table:table-cell office:value-type="float" office:value="1135268">
                <text:p>1135268</text:p>
              </table:table-cell>
            </table:table-row>
            <table:table-row>
              <table:table-cell office:value-type="string">
                <text:p>00:41,7</text:p>
              </table:table-cell>
              <table:table-cell office:value-type="float" office:value="1148996">
                <text:p>1148996</text:p>
              </table:table-cell>
            </table:table-row>
            <table:table-row>
              <table:table-cell office:value-type="string">
                <text:p>00:42,3</text:p>
              </table:table-cell>
              <table:table-cell office:value-type="float" office:value="1160876">
                <text:p>1160876</text:p>
              </table:table-cell>
            </table:table-row>
            <table:table-row>
              <table:table-cell office:value-type="string">
                <text:p>00:42,9</text:p>
              </table:table-cell>
              <table:table-cell office:value-type="float" office:value="1174472">
                <text:p>1174472</text:p>
              </table:table-cell>
            </table:table-row>
            <table:table-row>
              <table:table-cell office:value-type="string">
                <text:p>00:43,5</text:p>
              </table:table-cell>
              <table:table-cell office:value-type="float" office:value="1188068">
                <text:p>1188068</text:p>
              </table:table-cell>
            </table:table-row>
            <table:table-row>
              <table:table-cell office:value-type="string">
                <text:p>00:44,0</text:p>
              </table:table-cell>
              <table:table-cell office:value-type="float" office:value="1201400">
                <text:p>1201400</text:p>
              </table:table-cell>
            </table:table-row>
            <table:table-row>
              <table:table-cell office:value-type="string">
                <text:p>00:44,6</text:p>
              </table:table-cell>
              <table:table-cell office:value-type="float" office:value="1213544">
                <text:p>1213544</text:p>
              </table:table-cell>
            </table:table-row>
            <table:table-row>
              <table:table-cell office:value-type="string">
                <text:p>00:45,2</text:p>
              </table:table-cell>
              <table:table-cell office:value-type="float" office:value="1226876">
                <text:p>1226876</text:p>
              </table:table-cell>
            </table:table-row>
            <table:table-row>
              <table:table-cell office:value-type="string">
                <text:p>00:45,7</text:p>
              </table:table-cell>
              <table:table-cell office:value-type="float" office:value="1239944">
                <text:p>1239944</text:p>
              </table:table-cell>
            </table:table-row>
            <table:table-row>
              <table:table-cell office:value-type="string">
                <text:p>00:46,3</text:p>
              </table:table-cell>
              <table:table-cell office:value-type="float" office:value="1253276">
                <text:p>1253276</text:p>
              </table:table-cell>
            </table:table-row>
            <table:table-row>
              <table:table-cell office:value-type="string">
                <text:p>00:46,8</text:p>
              </table:table-cell>
              <table:table-cell office:value-type="float" office:value="1265156">
                <text:p>1265156</text:p>
              </table:table-cell>
            </table:table-row>
            <table:table-row>
              <table:table-cell office:value-type="string">
                <text:p>00:47,4</text:p>
              </table:table-cell>
              <table:table-cell office:value-type="float" office:value="1275584">
                <text:p>1275584</text:p>
              </table:table-cell>
            </table:table-row>
            <table:table-row>
              <table:table-cell office:value-type="string">
                <text:p>00:48,0</text:p>
              </table:table-cell>
              <table:table-cell office:value-type="float" office:value="1286276">
                <text:p>1286276</text:p>
              </table:table-cell>
            </table:table-row>
            <table:table-row>
              <table:table-cell office:value-type="string">
                <text:p>00:48,6</text:p>
              </table:table-cell>
              <table:table-cell office:value-type="float" office:value="1296044">
                <text:p>1296044</text:p>
              </table:table-cell>
            </table:table-row>
            <table:table-row>
              <table:table-cell office:value-type="string">
                <text:p>00:49,2</text:p>
              </table:table-cell>
              <table:table-cell office:value-type="float" office:value="1305812">
                <text:p>1305812</text:p>
              </table:table-cell>
            </table:table-row>
            <table:table-row>
              <table:table-cell office:value-type="string">
                <text:p>00:49,7</text:p>
              </table:table-cell>
              <table:table-cell office:value-type="float" office:value="1316504">
                <text:p>1316504</text:p>
              </table:table-cell>
            </table:table-row>
            <table:table-row>
              <table:table-cell office:value-type="string">
                <text:p>00:50,3</text:p>
              </table:table-cell>
              <table:table-cell office:value-type="float" office:value="1327592">
                <text:p>1327592</text:p>
              </table:table-cell>
            </table:table-row>
            <table:table-row>
              <table:table-cell office:value-type="string">
                <text:p>00:50,9</text:p>
              </table:table-cell>
              <table:table-cell office:value-type="float" office:value="1337756">
                <text:p>1337756</text:p>
              </table:table-cell>
            </table:table-row>
            <table:table-row>
              <table:table-cell office:value-type="string">
                <text:p>00:51,5</text:p>
              </table:table-cell>
              <table:table-cell office:value-type="float" office:value="1349240">
                <text:p>1349240</text:p>
              </table:table-cell>
            </table:table-row>
            <table:table-row>
              <table:table-cell office:value-type="string">
                <text:p>00:52,0</text:p>
              </table:table-cell>
              <table:table-cell office:value-type="float" office:value="1361252">
                <text:p>1361252</text:p>
              </table:table-cell>
            </table:table-row>
            <table:table-row>
              <table:table-cell office:value-type="string">
                <text:p>00:52,6</text:p>
              </table:table-cell>
              <table:table-cell office:value-type="float" office:value="1372340">
                <text:p>1372340</text:p>
              </table:table-cell>
            </table:table-row>
            <table:table-row>
              <table:table-cell office:value-type="string">
                <text:p>00:53,2</text:p>
              </table:table-cell>
              <table:table-cell office:value-type="float" office:value="1383692">
                <text:p>1383692</text:p>
              </table:table-cell>
            </table:table-row>
            <table:table-row>
              <table:table-cell office:value-type="string">
                <text:p>00:53,8</text:p>
              </table:table-cell>
              <table:table-cell office:value-type="float" office:value="1395440">
                <text:p>1395440</text:p>
              </table:table-cell>
            </table:table-row>
            <table:table-row>
              <table:table-cell office:value-type="string">
                <text:p>00:54,3</text:p>
              </table:table-cell>
              <table:table-cell office:value-type="float" office:value="1406660">
                <text:p>1406660</text:p>
              </table:table-cell>
            </table:table-row>
            <table:table-row>
              <table:table-cell office:value-type="string">
                <text:p>00:54,9</text:p>
              </table:table-cell>
              <table:table-cell office:value-type="float" office:value="1419068">
                <text:p>1419068</text:p>
              </table:table-cell>
            </table:table-row>
            <table:table-row>
              <table:table-cell office:value-type="string">
                <text:p>00:55,5</text:p>
              </table:table-cell>
              <table:table-cell office:value-type="float" office:value="1431212">
                <text:p>1431212</text:p>
              </table:table-cell>
            </table:table-row>
            <table:table-row>
              <table:table-cell office:value-type="string">
                <text:p>00:56,1</text:p>
              </table:table-cell>
              <table:table-cell office:value-type="float" office:value="1442960">
                <text:p>1442960</text:p>
              </table:table-cell>
            </table:table-row>
            <table:table-row>
              <table:table-cell office:value-type="string">
                <text:p>00:56,7</text:p>
              </table:table-cell>
              <table:table-cell office:value-type="float" office:value="1454312">
                <text:p>1454312</text:p>
              </table:table-cell>
            </table:table-row>
            <table:table-row>
              <table:table-cell office:value-type="string">
                <text:p>00:57,2</text:p>
              </table:table-cell>
              <table:table-cell office:value-type="float" office:value="1463948">
                <text:p>1463948</text:p>
              </table:table-cell>
            </table:table-row>
            <table:table-row>
              <table:table-cell office:value-type="string">
                <text:p>00:57,8</text:p>
              </table:table-cell>
              <table:table-cell office:value-type="float" office:value="1475564">
                <text:p>1475564</text:p>
              </table:table-cell>
            </table:table-row>
            <table:table-row>
              <table:table-cell office:value-type="string">
                <text:p>00:58,4</text:p>
              </table:table-cell>
              <table:table-cell office:value-type="float" office:value="1487048">
                <text:p>1487048</text:p>
              </table:table-cell>
            </table:table-row>
            <table:table-row>
              <table:table-cell office:value-type="string">
                <text:p>00:59,0</text:p>
              </table:table-cell>
              <table:table-cell office:value-type="float" office:value="1499060">
                <text:p>1499060</text:p>
              </table:table-cell>
            </table:table-row>
            <table:table-row>
              <table:table-cell office:value-type="string">
                <text:p>00:59,5</text:p>
              </table:table-cell>
              <table:table-cell office:value-type="float" office:value="1511468">
                <text:p>1511468</text:p>
              </table:table-cell>
            </table:table-row>
            <table:table-row>
              <table:table-cell office:value-type="string">
                <text:p>01:00,1</text:p>
              </table:table-cell>
              <table:table-cell office:value-type="float" office:value="1521764">
                <text:p>1521764</text:p>
              </table:table-cell>
            </table:table-row>
            <table:table-row>
              <table:table-cell office:value-type="string">
                <text:p>01:00,7</text:p>
              </table:table-cell>
              <table:table-cell office:value-type="float" office:value="1533512">
                <text:p>1533512</text:p>
              </table:table-cell>
            </table:table-row>
            <table:table-row>
              <table:table-cell office:value-type="string">
                <text:p>01:01,3</text:p>
              </table:table-cell>
              <table:table-cell office:value-type="float" office:value="1544732">
                <text:p>1544732</text:p>
              </table:table-cell>
            </table:table-row>
            <table:table-row>
              <table:table-cell office:value-type="string">
                <text:p>01:01,8</text:p>
              </table:table-cell>
              <table:table-cell office:value-type="float" office:value="1554764">
                <text:p>1554764</text:p>
              </table:table-cell>
            </table:table-row>
            <table:table-row>
              <table:table-cell office:value-type="string">
                <text:p>01:02,4</text:p>
              </table:table-cell>
              <table:table-cell office:value-type="float" office:value="1566908">
                <text:p>1566908</text:p>
              </table:table-cell>
            </table:table-row>
            <table:table-row>
              <table:table-cell office:value-type="string">
                <text:p>01:03,0</text:p>
              </table:table-cell>
              <table:table-cell office:value-type="float" office:value="1578656">
                <text:p>1578656</text:p>
              </table:table-cell>
            </table:table-row>
            <table:table-row>
              <table:table-cell office:value-type="string">
                <text:p>01:03,5</text:p>
              </table:table-cell>
              <table:table-cell office:value-type="float" office:value="1588952">
                <text:p>1588952</text:p>
              </table:table-cell>
            </table:table-row>
            <table:table-row>
              <table:table-cell office:value-type="string">
                <text:p>01:04,1</text:p>
              </table:table-cell>
              <table:table-cell office:value-type="float" office:value="1599644">
                <text:p>1599644</text:p>
              </table:table-cell>
            </table:table-row>
            <table:table-row>
              <table:table-cell office:value-type="string">
                <text:p>01:04,6</text:p>
              </table:table-cell>
              <table:table-cell office:value-type="float" office:value="1611524">
                <text:p>1611524</text:p>
              </table:table-cell>
            </table:table-row>
            <table:table-row>
              <table:table-cell office:value-type="string">
                <text:p>01:05,2</text:p>
              </table:table-cell>
              <table:table-cell office:value-type="float" office:value="1623140">
                <text:p>1623140</text:p>
              </table:table-cell>
            </table:table-row>
            <table:table-row>
              <table:table-cell office:value-type="string">
                <text:p>01:05,8</text:p>
              </table:table-cell>
              <table:table-cell office:value-type="float" office:value="1635680">
                <text:p>1635680</text:p>
              </table:table-cell>
            </table:table-row>
            <table:table-row>
              <table:table-cell office:value-type="string">
                <text:p>01:06,3</text:p>
              </table:table-cell>
              <table:table-cell office:value-type="float" office:value="1645976">
                <text:p>1645976</text:p>
              </table:table-cell>
            </table:table-row>
            <table:table-row>
              <table:table-cell office:value-type="string">
                <text:p>01:06,9</text:p>
              </table:table-cell>
              <table:table-cell office:value-type="float" office:value="1658120">
                <text:p>1658120</text:p>
              </table:table-cell>
            </table:table-row>
            <table:table-row>
              <table:table-cell office:value-type="string">
                <text:p>01:07,5</text:p>
              </table:table-cell>
              <table:table-cell office:value-type="float" office:value="1670000">
                <text:p>1670000</text:p>
              </table:table-cell>
            </table:table-row>
            <table:table-row>
              <table:table-cell office:value-type="string">
                <text:p>01:08,0</text:p>
              </table:table-cell>
              <table:table-cell office:value-type="float" office:value="1682144">
                <text:p>1682144</text:p>
              </table:table-cell>
            </table:table-row>
            <table:table-row>
              <table:table-cell office:value-type="string">
                <text:p>01:08,6</text:p>
              </table:table-cell>
              <table:table-cell office:value-type="float" office:value="1694024">
                <text:p>1694024</text:p>
              </table:table-cell>
            </table:table-row>
            <table:table-row>
              <table:table-cell office:value-type="string">
                <text:p>01:09,2</text:p>
              </table:table-cell>
              <table:table-cell office:value-type="float" office:value="1706564">
                <text:p>1706564</text:p>
              </table:table-cell>
            </table:table-row>
            <table:table-row>
              <table:table-cell office:value-type="string">
                <text:p>01:09,8</text:p>
              </table:table-cell>
              <table:table-cell office:value-type="float" office:value="1718708">
                <text:p>1718708</text:p>
              </table:table-cell>
            </table:table-row>
            <table:table-row>
              <table:table-cell office:value-type="string">
                <text:p>01:10,3</text:p>
              </table:table-cell>
              <table:table-cell office:value-type="float" office:value="1731776">
                <text:p>1731776</text:p>
              </table:table-cell>
            </table:table-row>
            <table:table-row>
              <table:table-cell office:value-type="string">
                <text:p>01:10,9</text:p>
              </table:table-cell>
              <table:table-cell office:value-type="float" office:value="1743392">
                <text:p>1743392</text:p>
              </table:table-cell>
            </table:table-row>
            <table:table-row>
              <table:table-cell office:value-type="string">
                <text:p>01:11,4</text:p>
              </table:table-cell>
              <table:table-cell office:value-type="float" office:value="1755536">
                <text:p>1755536</text:p>
              </table:table-cell>
            </table:table-row>
            <table:table-row>
              <table:table-cell office:value-type="string">
                <text:p>01:12,0</text:p>
              </table:table-cell>
              <table:table-cell office:value-type="float" office:value="1767152">
                <text:p>1767152</text:p>
              </table:table-cell>
            </table:table-row>
            <table:table-row>
              <table:table-cell office:value-type="string">
                <text:p>01:12,6</text:p>
              </table:table-cell>
              <table:table-cell office:value-type="float" office:value="1779296">
                <text:p>1779296</text:p>
              </table:table-cell>
            </table:table-row>
            <table:table-row>
              <table:table-cell office:value-type="string">
                <text:p>01:13,1</text:p>
              </table:table-cell>
              <table:table-cell office:value-type="float" office:value="1791968">
                <text:p>1791968</text:p>
              </table:table-cell>
            </table:table-row>
            <table:table-row>
              <table:table-cell office:value-type="string">
                <text:p>01:13,7</text:p>
              </table:table-cell>
              <table:table-cell office:value-type="float" office:value="1805300">
                <text:p>1805300</text:p>
              </table:table-cell>
            </table:table-row>
            <table:table-row>
              <table:table-cell office:value-type="string">
                <text:p>01:14,3</text:p>
              </table:table-cell>
              <table:table-cell office:value-type="float" office:value="1815332">
                <text:p>1815332</text:p>
              </table:table-cell>
            </table:table-row>
            <table:table-row>
              <table:table-cell office:value-type="string">
                <text:p>01:14,9</text:p>
              </table:table-cell>
              <table:table-cell office:value-type="float" office:value="1826948">
                <text:p>1826948</text:p>
              </table:table-cell>
            </table:table-row>
            <table:table-row>
              <table:table-cell office:value-type="string">
                <text:p>01:15,4</text:p>
              </table:table-cell>
              <table:table-cell office:value-type="float" office:value="1838828">
                <text:p>1838828</text:p>
              </table:table-cell>
            </table:table-row>
            <table:table-row>
              <table:table-cell office:value-type="string">
                <text:p>01:16,0</text:p>
              </table:table-cell>
              <table:table-cell office:value-type="float" office:value="1849784">
                <text:p>1849784</text:p>
              </table:table-cell>
            </table:table-row>
            <table:table-row>
              <table:table-cell office:value-type="string">
                <text:p>01:16,9</text:p>
              </table:table-cell>
              <table:table-cell office:value-type="float" office:value="1866812">
                <text:p>1866812</text:p>
              </table:table-cell>
            </table:table-row>
            <table:table-row>
              <table:table-cell office:value-type="string">
                <text:p>01:17,7</text:p>
              </table:table-cell>
              <table:table-cell office:value-type="float" office:value="1884236">
                <text:p>1884236</text:p>
              </table:table-cell>
            </table:table-row>
            <table:table-row>
              <table:table-cell office:value-type="string">
                <text:p>01:19,2</text:p>
              </table:table-cell>
              <table:table-cell office:value-type="float" office:value="1922516">
                <text:p>1922516</text:p>
              </table:table-cell>
            </table:table-row>
            <table:table-row>
              <table:table-cell office:value-type="string">
                <text:p>01:20,5</text:p>
              </table:table-cell>
              <table:table-cell office:value-type="float" office:value="1954460">
                <text:p>1954460</text:p>
              </table:table-cell>
            </table:table-row>
            <table:table-row>
              <table:table-cell office:value-type="string">
                <text:p>01:21,0</text:p>
              </table:table-cell>
              <table:table-cell office:value-type="float" office:value="1967396">
                <text:p>1967396</text:p>
              </table:table-cell>
            </table:table-row>
            <table:table-row>
              <table:table-cell office:value-type="string">
                <text:p>01:21,6</text:p>
              </table:table-cell>
              <table:table-cell office:value-type="float" office:value="1982444">
                <text:p>1982444</text:p>
              </table:table-cell>
            </table:table-row>
            <table:table-row>
              <table:table-cell office:value-type="string">
                <text:p>01:22,1</text:p>
              </table:table-cell>
              <table:table-cell office:value-type="float" office:value="1997096">
                <text:p>1997096</text:p>
              </table:table-cell>
            </table:table-row>
            <table:table-row>
              <table:table-cell office:value-type="string">
                <text:p>01:22,6</text:p>
              </table:table-cell>
              <table:table-cell office:value-type="float" office:value="2010824">
                <text:p>2010824</text:p>
              </table:table-cell>
            </table:table-row>
            <table:table-row>
              <table:table-cell office:value-type="string">
                <text:p>01:23,1</text:p>
              </table:table-cell>
              <table:table-cell office:value-type="float" office:value="2026400">
                <text:p>2026400</text:p>
              </table:table-cell>
            </table:table-row>
            <table:table-row>
              <table:table-cell office:value-type="string">
                <text:p>01:23,7</text:p>
              </table:table-cell>
              <table:table-cell office:value-type="float" office:value="2040392">
                <text:p>2040392</text:p>
              </table:table-cell>
            </table:table-row>
            <table:table-row>
              <table:table-cell office:value-type="string">
                <text:p>01:24,3</text:p>
              </table:table-cell>
              <table:table-cell office:value-type="float" office:value="2055440">
                <text:p>2055440</text:p>
              </table:table-cell>
            </table:table-row>
            <table:table-row>
              <table:table-cell office:value-type="string">
                <text:p>01:24,8</text:p>
              </table:table-cell>
              <table:table-cell office:value-type="float" office:value="2067452">
                <text:p>2067452</text:p>
              </table:table-cell>
            </table:table-row>
            <table:table-row>
              <table:table-cell office:value-type="string">
                <text:p>01:25,3</text:p>
              </table:table-cell>
              <table:table-cell office:value-type="float" office:value="2079728">
                <text:p>2079728</text:p>
              </table:table-cell>
            </table:table-row>
            <table:table-row>
              <table:table-cell office:value-type="string">
                <text:p>01:25,9</text:p>
              </table:table-cell>
              <table:table-cell office:value-type="float" office:value="2093456">
                <text:p>2093456</text:p>
              </table:table-cell>
            </table:table-row>
            <table:table-row>
              <table:table-cell office:value-type="string">
                <text:p>01:26,4</text:p>
              </table:table-cell>
              <table:table-cell office:value-type="float" office:value="2105996">
                <text:p>2105996</text:p>
              </table:table-cell>
            </table:table-row>
            <table:table-row>
              <table:table-cell office:value-type="string">
                <text:p>01:27,0</text:p>
              </table:table-cell>
              <table:table-cell office:value-type="float" office:value="2118272">
                <text:p>2118272</text:p>
              </table:table-cell>
            </table:table-row>
            <table:table-row>
              <table:table-cell office:value-type="string">
                <text:p>01:27,5</text:p>
              </table:table-cell>
              <table:table-cell office:value-type="float" office:value="2129096">
                <text:p>2129096</text:p>
              </table:table-cell>
            </table:table-row>
            <table:table-row>
              <table:table-cell office:value-type="string">
                <text:p>01:28,1</text:p>
              </table:table-cell>
              <table:table-cell office:value-type="float" office:value="2141372">
                <text:p>2141372</text:p>
              </table:table-cell>
            </table:table-row>
            <table:table-row>
              <table:table-cell office:value-type="string">
                <text:p>01:28,6</text:p>
              </table:table-cell>
              <table:table-cell office:value-type="float" office:value="2153252">
                <text:p>2153252</text:p>
              </table:table-cell>
            </table:table-row>
            <table:table-row>
              <table:table-cell office:value-type="string">
                <text:p>01:29,2</text:p>
              </table:table-cell>
              <table:table-cell office:value-type="float" office:value="2164472">
                <text:p>2164472</text:p>
              </table:table-cell>
            </table:table-row>
            <table:table-row>
              <table:table-cell office:value-type="string">
                <text:p>01:29,7</text:p>
              </table:table-cell>
              <table:table-cell office:value-type="float" office:value="2175692">
                <text:p>2175692</text:p>
              </table:table-cell>
            </table:table-row>
            <table:table-row>
              <table:table-cell office:value-type="string">
                <text:p>01:30,2</text:p>
              </table:table-cell>
              <table:table-cell office:value-type="float" office:value="2186384">
                <text:p>2186384</text:p>
              </table:table-cell>
            </table:table-row>
            <table:table-row>
              <table:table-cell office:value-type="string">
                <text:p>01:30,8</text:p>
              </table:table-cell>
              <table:table-cell office:value-type="float" office:value="2198132">
                <text:p>2198132</text:p>
              </table:table-cell>
            </table:table-row>
            <table:table-row>
              <table:table-cell office:value-type="string">
                <text:p>01:31,3</text:p>
              </table:table-cell>
              <table:table-cell office:value-type="float" office:value="2208824">
                <text:p>2208824</text:p>
              </table:table-cell>
            </table:table-row>
            <table:table-row>
              <table:table-cell office:value-type="string">
                <text:p>01:31,8</text:p>
              </table:table-cell>
              <table:table-cell office:value-type="float" office:value="2219780">
                <text:p>2219780</text:p>
              </table:table-cell>
            </table:table-row>
            <table:table-row>
              <table:table-cell office:value-type="string">
                <text:p>01:32,3</text:p>
              </table:table-cell>
              <table:table-cell office:value-type="float" office:value="2232056">
                <text:p>2232056</text:p>
              </table:table-cell>
            </table:table-row>
            <table:table-row>
              <table:table-cell office:value-type="string">
                <text:p>01:32,9</text:p>
              </table:table-cell>
              <table:table-cell office:value-type="float" office:value="2243540">
                <text:p>2243540</text:p>
              </table:table-cell>
            </table:table-row>
            <table:table-row>
              <table:table-cell office:value-type="string">
                <text:p>01:33,4</text:p>
              </table:table-cell>
              <table:table-cell office:value-type="float" office:value="2255024">
                <text:p>2255024</text:p>
              </table:table-cell>
            </table:table-row>
            <table:table-row>
              <table:table-cell office:value-type="string">
                <text:p>01:34,0</text:p>
              </table:table-cell>
              <table:table-cell office:value-type="float" office:value="2266244">
                <text:p>2266244</text:p>
              </table:table-cell>
            </table:table-row>
            <table:table-row>
              <table:table-cell office:value-type="string">
                <text:p>01:34,5</text:p>
              </table:table-cell>
              <table:table-cell office:value-type="float" office:value="2277860">
                <text:p>2277860</text:p>
              </table:table-cell>
            </table:table-row>
            <table:table-row>
              <table:table-cell office:value-type="string">
                <text:p>01:35,1</text:p>
              </table:table-cell>
              <table:table-cell office:value-type="float" office:value="2289740">
                <text:p>2289740</text:p>
              </table:table-cell>
            </table:table-row>
            <table:table-row>
              <table:table-cell office:value-type="string">
                <text:p>01:35,6</text:p>
              </table:table-cell>
              <table:table-cell office:value-type="float" office:value="2300960">
                <text:p>2300960</text:p>
              </table:table-cell>
            </table:table-row>
            <table:table-row>
              <table:table-cell office:value-type="string">
                <text:p>01:36,2</text:p>
              </table:table-cell>
              <table:table-cell office:value-type="float" office:value="2313500">
                <text:p>2313500</text:p>
              </table:table-cell>
            </table:table-row>
            <table:table-row>
              <table:table-cell office:value-type="string">
                <text:p>01:36,7</text:p>
              </table:table-cell>
              <table:table-cell office:value-type="float" office:value="2324720">
                <text:p>2324720</text:p>
              </table:table-cell>
            </table:table-row>
            <table:table-row>
              <table:table-cell office:value-type="string">
                <text:p>01:37,2</text:p>
              </table:table-cell>
              <table:table-cell office:value-type="float" office:value="2336732">
                <text:p>2336732</text:p>
              </table:table-cell>
            </table:table-row>
            <table:table-row>
              <table:table-cell office:value-type="string">
                <text:p>01:37,8</text:p>
              </table:table-cell>
              <table:table-cell office:value-type="float" office:value="2348216">
                <text:p>2348216</text:p>
              </table:table-cell>
            </table:table-row>
            <table:table-row>
              <table:table-cell office:value-type="string">
                <text:p>01:38,3</text:p>
              </table:table-cell>
              <table:table-cell office:value-type="float" office:value="2360228">
                <text:p>2360228</text:p>
              </table:table-cell>
            </table:table-row>
            <table:table-row>
              <table:table-cell office:value-type="string">
                <text:p>01:38,8</text:p>
              </table:table-cell>
              <table:table-cell office:value-type="float" office:value="2371976">
                <text:p>2371976</text:p>
              </table:table-cell>
            </table:table-row>
            <table:table-row>
              <table:table-cell office:value-type="string">
                <text:p>01:39,3</text:p>
              </table:table-cell>
              <table:table-cell office:value-type="float" office:value="2382800">
                <text:p>2382800</text:p>
              </table:table-cell>
            </table:table-row>
            <table:table-row>
              <table:table-cell office:value-type="string">
                <text:p>01:39,9</text:p>
              </table:table-cell>
              <table:table-cell office:value-type="float" office:value="2395340">
                <text:p>2395340</text:p>
              </table:table-cell>
            </table:table-row>
            <table:table-row>
              <table:table-cell office:value-type="string">
                <text:p>01:40,4</text:p>
              </table:table-cell>
              <table:table-cell office:value-type="float" office:value="2406692">
                <text:p>2406692</text:p>
              </table:table-cell>
            </table:table-row>
            <table:table-row>
              <table:table-cell office:value-type="string">
                <text:p>01:41,0</text:p>
              </table:table-cell>
              <table:table-cell office:value-type="float" office:value="2418308">
                <text:p>2418308</text:p>
              </table:table-cell>
            </table:table-row>
            <table:table-row>
              <table:table-cell office:value-type="string">
                <text:p>01:41,5</text:p>
              </table:table-cell>
              <table:table-cell office:value-type="float" office:value="2429396">
                <text:p>2429396</text:p>
              </table:table-cell>
            </table:table-row>
            <table:table-row>
              <table:table-cell office:value-type="string">
                <text:p>01:42,0</text:p>
              </table:table-cell>
              <table:table-cell office:value-type="float" office:value="2438768">
                <text:p>2438768</text:p>
              </table:table-cell>
            </table:table-row>
            <table:table-row>
              <table:table-cell office:value-type="string">
                <text:p>01:42,5</text:p>
              </table:table-cell>
              <table:table-cell office:value-type="float" office:value="2449724">
                <text:p>2449724</text:p>
              </table:table-cell>
            </table:table-row>
            <table:table-row>
              <table:table-cell office:value-type="string">
                <text:p>01:43,1</text:p>
              </table:table-cell>
              <table:table-cell office:value-type="float" office:value="2461208">
                <text:p>2461208</text:p>
              </table:table-cell>
            </table:table-row>
            <table:table-row>
              <table:table-cell office:value-type="string">
                <text:p>01:43,6</text:p>
              </table:table-cell>
              <table:table-cell office:value-type="float" office:value="2471504">
                <text:p>2471504</text:p>
              </table:table-cell>
            </table:table-row>
            <table:table-row>
              <table:table-cell office:value-type="string">
                <text:p>01:44,1</text:p>
              </table:table-cell>
              <table:table-cell office:value-type="float" office:value="2482328">
                <text:p>2482328</text:p>
              </table:table-cell>
            </table:table-row>
            <table:table-row>
              <table:table-cell office:value-type="string">
                <text:p>01:44,6</text:p>
              </table:table-cell>
              <table:table-cell office:value-type="float" office:value="2491964">
                <text:p>2491964</text:p>
              </table:table-cell>
            </table:table-row>
            <table:table-row>
              <table:table-cell office:value-type="string">
                <text:p>01:45,1</text:p>
              </table:table-cell>
              <table:table-cell office:value-type="float" office:value="2502128">
                <text:p>2502128</text:p>
              </table:table-cell>
            </table:table-row>
            <table:table-row>
              <table:table-cell office:value-type="string">
                <text:p>01:45,7</text:p>
              </table:table-cell>
              <table:table-cell office:value-type="float" office:value="2512556">
                <text:p>2512556</text:p>
              </table:table-cell>
            </table:table-row>
            <table:table-row>
              <table:table-cell office:value-type="string">
                <text:p>01:46,2</text:p>
              </table:table-cell>
              <table:table-cell office:value-type="float" office:value="2524436">
                <text:p>2524436</text:p>
              </table:table-cell>
            </table:table-row>
            <table:table-row>
              <table:table-cell office:value-type="string">
                <text:p>01:46,8</text:p>
              </table:table-cell>
              <table:table-cell office:value-type="float" office:value="2536712">
                <text:p>2536712</text:p>
              </table:table-cell>
            </table:table-row>
            <table:table-row>
              <table:table-cell office:value-type="string">
                <text:p>01:47,3</text:p>
              </table:table-cell>
              <table:table-cell office:value-type="float" office:value="2548724">
                <text:p>2548724</text:p>
              </table:table-cell>
            </table:table-row>
            <table:table-row>
              <table:table-cell office:value-type="string">
                <text:p>01:47,9</text:p>
              </table:table-cell>
              <table:table-cell office:value-type="float" office:value="2561396">
                <text:p>2561396</text:p>
              </table:table-cell>
            </table:table-row>
            <table:table-row>
              <table:table-cell office:value-type="string">
                <text:p>01:48,4</text:p>
              </table:table-cell>
              <table:table-cell office:value-type="float" office:value="2572880">
                <text:p>25728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55cm" svg:height="9.84cm" xlink:href=".." xlink:type="simple" chart:class="chart:line" chart:style-name="ch1">
        <chart:title svg:x="5.599cm" svg:y="0.332cm" chart:style-name="ch2">
          <text:p>time - swap and free memory</text:p>
        </chart:title>
        <chart:plot-area chart:style-name="ch3" table:cell-range-address="Лист1.A15:Лист1.A204 Лист1.C15:Лист1.D204" chart:data-source-has-labels="column" svg:x="2.238cm" svg:y="1.259cm" svg:width="11.94cm" svg:height="8.124cm">
          <chart:coordinate-region svg:x="3.298cm" svg:y="1.451cm" svg:width="10.88cm" svg:height="6.57cm"/>
          <chart:axis chart:dimension="x" chart:name="primary-x" chart:style-name="ch4" chartooo:axis-type="auto">
            <chartooo:date-scale/>
            <chart:title svg:x="7.847cm" svg:y="9.29cm" chart:style-name="ch5">
              <text:p>time</text:p>
            </chart:title>
            <chart:categories table:cell-range-address="Лист1.A15:Лист1.A204"/>
          </chart:axis>
          <chart:axis chart:dimension="y" chart:name="primary-y" chart:style-name="ch4">
            <chart:title svg:x="1.343cm" svg:y="5.963cm" chart:style-name="ch6">
              <text:p>memory</text:p>
            </chart:title>
            <chart:grid chart:style-name="ch7" chart:class="major"/>
          </chart:axis>
          <chart:series chart:style-name="ch8" chart:values-cell-range-address="Лист1.C15:Лист1.C204" chart:class="chart:line">
            <chart:data-point chart:repeated="190"/>
          </chart:series>
          <chart:series chart:style-name="ch9" chart:values-cell-range-address="Лист1.D15:Лист1.D204" chart:class="chart:line">
            <chart:data-point chart:repeated="1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00:00,2</text:p>
                <draw:g>
                  <svg:desc>Лист1.A15:Лист1.A204</svg:desc>
                </draw:g>
              </table:table-cell>
              <table:table-cell office:value-type="float" office:value="1648.7">
                <text:p>1648.7</text:p>
                <draw:g>
                  <svg:desc>Лист1.C15:Лист1.C204</svg:desc>
                </draw:g>
              </table:table-cell>
              <table:table-cell office:value-type="float" office:value="720">
                <text:p>720</text:p>
                <draw:g>
                  <svg:desc>Лист1.D15:Лист1.D204</svg:desc>
                </draw:g>
              </table:table-cell>
            </table:table-row>
            <table:table-row>
              <table:table-cell office:value-type="string">
                <text:p>00:00,7</text:p>
              </table:table-cell>
              <table:table-cell office:value-type="float" office:value="1633.7">
                <text:p>1633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1,3</text:p>
              </table:table-cell>
              <table:table-cell office:value-type="float" office:value="1619.2">
                <text:p>1619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1,9</text:p>
              </table:table-cell>
              <table:table-cell office:value-type="float" office:value="1603.8">
                <text:p>1603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2,4</text:p>
              </table:table-cell>
              <table:table-cell office:value-type="float" office:value="1589.7">
                <text:p>1589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3,0</text:p>
              </table:table-cell>
              <table:table-cell office:value-type="float" office:value="1576.7">
                <text:p>1576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3,6</text:p>
              </table:table-cell>
              <table:table-cell office:value-type="float" office:value="1560.6">
                <text:p>1560.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4,1</text:p>
              </table:table-cell>
              <table:table-cell office:value-type="float" office:value="1546.5">
                <text:p>1546.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4,7</text:p>
              </table:table-cell>
              <table:table-cell office:value-type="float" office:value="1531.8">
                <text:p>1531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5,3</text:p>
              </table:table-cell>
              <table:table-cell office:value-type="float" office:value="1517.2">
                <text:p>1517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5,8</text:p>
              </table:table-cell>
              <table:table-cell office:value-type="float" office:value="1502.8">
                <text:p>1502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6,4</text:p>
              </table:table-cell>
              <table:table-cell office:value-type="float" office:value="1487.9">
                <text:p>1487.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6,9</text:p>
              </table:table-cell>
              <table:table-cell office:value-type="float" office:value="1472.6">
                <text:p>1472.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7,5</text:p>
              </table:table-cell>
              <table:table-cell office:value-type="float" office:value="1457.8">
                <text:p>1457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8,1</text:p>
              </table:table-cell>
              <table:table-cell office:value-type="float" office:value="1444.4">
                <text:p>1444.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8,6</text:p>
              </table:table-cell>
              <table:table-cell office:value-type="float" office:value="1432.1">
                <text:p>1432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9,2</text:p>
              </table:table-cell>
              <table:table-cell office:value-type="float" office:value="1421.1">
                <text:p>1421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09,7</text:p>
              </table:table-cell>
              <table:table-cell office:value-type="float" office:value="1409.7">
                <text:p>1409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0,3</text:p>
              </table:table-cell>
              <table:table-cell office:value-type="float" office:value="1398.4">
                <text:p>1398.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0,9</text:p>
              </table:table-cell>
              <table:table-cell office:value-type="float" office:value="1387.2">
                <text:p>1387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1,5</text:p>
              </table:table-cell>
              <table:table-cell office:value-type="float" office:value="1375.3">
                <text:p>1375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2,0</text:p>
              </table:table-cell>
              <table:table-cell office:value-type="float" office:value="1365">
                <text:p>136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2,6</text:p>
              </table:table-cell>
              <table:table-cell office:value-type="float" office:value="1355.2">
                <text:p>1355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3,1</text:p>
              </table:table-cell>
              <table:table-cell office:value-type="float" office:value="1344">
                <text:p>134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3,7</text:p>
              </table:table-cell>
              <table:table-cell office:value-type="float" office:value="1333">
                <text:p>13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4,3</text:p>
              </table:table-cell>
              <table:table-cell office:value-type="float" office:value="1322">
                <text:p>132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4,9</text:p>
              </table:table-cell>
              <table:table-cell office:value-type="float" office:value="1309.8">
                <text:p>1309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5,4</text:p>
              </table:table-cell>
              <table:table-cell office:value-type="float" office:value="1298.4">
                <text:p>1298.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6,0</text:p>
              </table:table-cell>
              <table:table-cell office:value-type="float" office:value="1286.9">
                <text:p>1286.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6,6</text:p>
              </table:table-cell>
              <table:table-cell office:value-type="float" office:value="1275.2">
                <text:p>1275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7,1</text:p>
              </table:table-cell>
              <table:table-cell office:value-type="float" office:value="1263.7">
                <text:p>1263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7,7</text:p>
              </table:table-cell>
              <table:table-cell office:value-type="float" office:value="1251.5">
                <text:p>1251.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8,2</text:p>
              </table:table-cell>
              <table:table-cell office:value-type="float" office:value="1240">
                <text:p>124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8,8</text:p>
              </table:table-cell>
              <table:table-cell office:value-type="float" office:value="1227.3">
                <text:p>1227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19,4</text:p>
              </table:table-cell>
              <table:table-cell office:value-type="float" office:value="1214.6">
                <text:p>1214.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0,0</text:p>
              </table:table-cell>
              <table:table-cell office:value-type="float" office:value="1203.1">
                <text:p>1203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0,5</text:p>
              </table:table-cell>
              <table:table-cell office:value-type="float" office:value="1191.1">
                <text:p>1191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1,1</text:p>
              </table:table-cell>
              <table:table-cell office:value-type="float" office:value="1179.2">
                <text:p>1179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1,7</text:p>
              </table:table-cell>
              <table:table-cell office:value-type="float" office:value="1167.3">
                <text:p>1167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2,2</text:p>
              </table:table-cell>
              <table:table-cell office:value-type="float" office:value="1156.1">
                <text:p>1156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2,8</text:p>
              </table:table-cell>
              <table:table-cell office:value-type="float" office:value="1143.5">
                <text:p>1143.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3,4</text:p>
              </table:table-cell>
              <table:table-cell office:value-type="float" office:value="1131.5">
                <text:p>1131.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4,0</text:p>
              </table:table-cell>
              <table:table-cell office:value-type="float" office:value="1120.2">
                <text:p>1120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4,5</text:p>
              </table:table-cell>
              <table:table-cell office:value-type="float" office:value="1108.1">
                <text:p>1108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5,1</text:p>
              </table:table-cell>
              <table:table-cell office:value-type="float" office:value="1095.6">
                <text:p>1095.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5,7</text:p>
              </table:table-cell>
              <table:table-cell office:value-type="float" office:value="1083">
                <text:p>108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6,3</text:p>
              </table:table-cell>
              <table:table-cell office:value-type="float" office:value="1071">
                <text:p>107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6,8</text:p>
              </table:table-cell>
              <table:table-cell office:value-type="float" office:value="1058.8">
                <text:p>1058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7,4</text:p>
              </table:table-cell>
              <table:table-cell office:value-type="float" office:value="1046">
                <text:p>104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8,0</text:p>
              </table:table-cell>
              <table:table-cell office:value-type="float" office:value="1033.6">
                <text:p>1033.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8,5</text:p>
              </table:table-cell>
              <table:table-cell office:value-type="float" office:value="1021.7">
                <text:p>1021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9,1</text:p>
              </table:table-cell>
              <table:table-cell office:value-type="float" office:value="1009.7">
                <text:p>1009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29,7</text:p>
              </table:table-cell>
              <table:table-cell office:value-type="float" office:value="997.1">
                <text:p>997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0,3</text:p>
              </table:table-cell>
              <table:table-cell office:value-type="float" office:value="985.6">
                <text:p>985.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0,8</text:p>
              </table:table-cell>
              <table:table-cell office:value-type="float" office:value="973.1">
                <text:p>973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1,5</text:p>
              </table:table-cell>
              <table:table-cell office:value-type="float" office:value="961.8">
                <text:p>961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2,0</text:p>
              </table:table-cell>
              <table:table-cell office:value-type="float" office:value="951.1">
                <text:p>951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2,6</text:p>
              </table:table-cell>
              <table:table-cell office:value-type="float" office:value="938.9">
                <text:p>938.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3,2</text:p>
              </table:table-cell>
              <table:table-cell office:value-type="float" office:value="926.5">
                <text:p>926.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3,7</text:p>
              </table:table-cell>
              <table:table-cell office:value-type="float" office:value="914.3">
                <text:p>914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4,3</text:p>
              </table:table-cell>
              <table:table-cell office:value-type="float" office:value="901.5">
                <text:p>901.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4,9</text:p>
              </table:table-cell>
              <table:table-cell office:value-type="float" office:value="889.1">
                <text:p>889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5,5</text:p>
              </table:table-cell>
              <table:table-cell office:value-type="float" office:value="877.8">
                <text:p>877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6,0</text:p>
              </table:table-cell>
              <table:table-cell office:value-type="float" office:value="865.3">
                <text:p>865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6,6</text:p>
              </table:table-cell>
              <table:table-cell office:value-type="float" office:value="852.8">
                <text:p>852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7,2</text:p>
              </table:table-cell>
              <table:table-cell office:value-type="float" office:value="840.6">
                <text:p>840.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7,8</text:p>
              </table:table-cell>
              <table:table-cell office:value-type="float" office:value="828.2">
                <text:p>828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8,3</text:p>
              </table:table-cell>
              <table:table-cell office:value-type="float" office:value="815.9">
                <text:p>815.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8,9</text:p>
              </table:table-cell>
              <table:table-cell office:value-type="float" office:value="804.2">
                <text:p>804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39,4</text:p>
              </table:table-cell>
              <table:table-cell office:value-type="float" office:value="793.3">
                <text:p>793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0,0</text:p>
              </table:table-cell>
              <table:table-cell office:value-type="float" office:value="782.8">
                <text:p>782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0,6</text:p>
              </table:table-cell>
              <table:table-cell office:value-type="float" office:value="773.3">
                <text:p>773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1,1</text:p>
              </table:table-cell>
              <table:table-cell office:value-type="float" office:value="760.3">
                <text:p>760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1,7</text:p>
              </table:table-cell>
              <table:table-cell office:value-type="float" office:value="747.6">
                <text:p>747.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2,3</text:p>
              </table:table-cell>
              <table:table-cell office:value-type="float" office:value="735.5">
                <text:p>735.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2,9</text:p>
              </table:table-cell>
              <table:table-cell office:value-type="float" office:value="722.1">
                <text:p>722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3,5</text:p>
              </table:table-cell>
              <table:table-cell office:value-type="float" office:value="709.1">
                <text:p>709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4,0</text:p>
              </table:table-cell>
              <table:table-cell office:value-type="float" office:value="695.9">
                <text:p>695.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4,6</text:p>
              </table:table-cell>
              <table:table-cell office:value-type="float" office:value="684.1">
                <text:p>684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5,2</text:p>
              </table:table-cell>
              <table:table-cell office:value-type="float" office:value="671.2">
                <text:p>671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5,7</text:p>
              </table:table-cell>
              <table:table-cell office:value-type="float" office:value="658.3">
                <text:p>658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6,3</text:p>
              </table:table-cell>
              <table:table-cell office:value-type="float" office:value="645.2">
                <text:p>645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6,8</text:p>
              </table:table-cell>
              <table:table-cell office:value-type="float" office:value="634.3">
                <text:p>634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7,4</text:p>
              </table:table-cell>
              <table:table-cell office:value-type="float" office:value="623.9">
                <text:p>623.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8,0</text:p>
              </table:table-cell>
              <table:table-cell office:value-type="float" office:value="614">
                <text:p>61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8,6</text:p>
              </table:table-cell>
              <table:table-cell office:value-type="float" office:value="604.2">
                <text:p>604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9,2</text:p>
              </table:table-cell>
              <table:table-cell office:value-type="float" office:value="594.9">
                <text:p>594.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49,7</text:p>
              </table:table-cell>
              <table:table-cell office:value-type="float" office:value="584.2">
                <text:p>584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0,3</text:p>
              </table:table-cell>
              <table:table-cell office:value-type="float" office:value="572.8">
                <text:p>572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0,9</text:p>
              </table:table-cell>
              <table:table-cell office:value-type="float" office:value="562.7">
                <text:p>562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1,5</text:p>
              </table:table-cell>
              <table:table-cell office:value-type="float" office:value="551.7">
                <text:p>551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2,0</text:p>
              </table:table-cell>
              <table:table-cell office:value-type="float" office:value="540.1">
                <text:p>540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2,6</text:p>
              </table:table-cell>
              <table:table-cell office:value-type="float" office:value="529.4">
                <text:p>529.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3,2</text:p>
              </table:table-cell>
              <table:table-cell office:value-type="float" office:value="518.1">
                <text:p>518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3,8</text:p>
              </table:table-cell>
              <table:table-cell office:value-type="float" office:value="506.7">
                <text:p>506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4,3</text:p>
              </table:table-cell>
              <table:table-cell office:value-type="float" office:value="495.1">
                <text:p>495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4,9</text:p>
              </table:table-cell>
              <table:table-cell office:value-type="float" office:value="483">
                <text:p>48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5,5</text:p>
              </table:table-cell>
              <table:table-cell office:value-type="float" office:value="471.2">
                <text:p>471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6,1</text:p>
              </table:table-cell>
              <table:table-cell office:value-type="float" office:value="460.2">
                <text:p>460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6,7</text:p>
              </table:table-cell>
              <table:table-cell office:value-type="float" office:value="449">
                <text:p>44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7,2</text:p>
              </table:table-cell>
              <table:table-cell office:value-type="float" office:value="439.4">
                <text:p>439.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7,8</text:p>
              </table:table-cell>
              <table:table-cell office:value-type="float" office:value="428">
                <text:p>42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8,4</text:p>
              </table:table-cell>
              <table:table-cell office:value-type="float" office:value="416.8">
                <text:p>416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9,0</text:p>
              </table:table-cell>
              <table:table-cell office:value-type="float" office:value="404.9">
                <text:p>404.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0:59,5</text:p>
              </table:table-cell>
              <table:table-cell office:value-type="float" office:value="393.5">
                <text:p>393.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0,1</text:p>
              </table:table-cell>
              <table:table-cell office:value-type="float" office:value="382.6">
                <text:p>382.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0,7</text:p>
              </table:table-cell>
              <table:table-cell office:value-type="float" office:value="372.1">
                <text:p>372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1,3</text:p>
              </table:table-cell>
              <table:table-cell office:value-type="float" office:value="360.7">
                <text:p>360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1,8</text:p>
              </table:table-cell>
              <table:table-cell office:value-type="float" office:value="350.3">
                <text:p>350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2,4</text:p>
              </table:table-cell>
              <table:table-cell office:value-type="float" office:value="339">
                <text:p>33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3,0</text:p>
              </table:table-cell>
              <table:table-cell office:value-type="float" office:value="328.6">
                <text:p>328.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3,5</text:p>
              </table:table-cell>
              <table:table-cell office:value-type="float" office:value="317.7">
                <text:p>317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4,1</text:p>
              </table:table-cell>
              <table:table-cell office:value-type="float" office:value="306.6">
                <text:p>306.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4,6</text:p>
              </table:table-cell>
              <table:table-cell office:value-type="float" office:value="295.7">
                <text:p>295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5,2</text:p>
              </table:table-cell>
              <table:table-cell office:value-type="float" office:value="284">
                <text:p>28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5,8</text:p>
              </table:table-cell>
              <table:table-cell office:value-type="float" office:value="271.5">
                <text:p>271.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6,3</text:p>
              </table:table-cell>
              <table:table-cell office:value-type="float" office:value="261.8">
                <text:p>261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6,9</text:p>
              </table:table-cell>
              <table:table-cell office:value-type="float" office:value="250.1">
                <text:p>250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7,5</text:p>
              </table:table-cell>
              <table:table-cell office:value-type="float" office:value="238">
                <text:p>23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8,0</text:p>
              </table:table-cell>
              <table:table-cell office:value-type="float" office:value="225.7">
                <text:p>225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8,6</text:p>
              </table:table-cell>
              <table:table-cell office:value-type="float" office:value="213.8">
                <text:p>213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9,2</text:p>
              </table:table-cell>
              <table:table-cell office:value-type="float" office:value="201.9">
                <text:p>201.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09,8</text:p>
              </table:table-cell>
              <table:table-cell office:value-type="float" office:value="189.7">
                <text:p>189.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10,3</text:p>
              </table:table-cell>
              <table:table-cell office:value-type="float" office:value="178.2">
                <text:p>178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10,9</text:p>
              </table:table-cell>
              <table:table-cell office:value-type="float" office:value="166.2">
                <text:p>166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11,4</text:p>
              </table:table-cell>
              <table:table-cell office:value-type="float" office:value="153.9">
                <text:p>153.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12,0</text:p>
              </table:table-cell>
              <table:table-cell office:value-type="float" office:value="142.8">
                <text:p>142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12,6</text:p>
              </table:table-cell>
              <table:table-cell office:value-type="float" office:value="130.3">
                <text:p>130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13,1</text:p>
              </table:table-cell>
              <table:table-cell office:value-type="float" office:value="118.8">
                <text:p>118.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13,7</text:p>
              </table:table-cell>
              <table:table-cell office:value-type="float" office:value="105.3">
                <text:p>105.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14,3</text:p>
              </table:table-cell>
              <table:table-cell office:value-type="float" office:value="96.1">
                <text:p>96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14,9</text:p>
              </table:table-cell>
              <table:table-cell office:value-type="float" office:value="85.1">
                <text:p>85.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15,4</text:p>
              </table:table-cell>
              <table:table-cell office:value-type="float" office:value="72.4">
                <text:p>72.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01:16,0</text:p>
              </table:table-cell>
              <table:table-cell office:value-type="float" office:value="70.7">
                <text:p>70.7</text:p>
              </table:table-cell>
              <table:table-cell office:value-type="float" office:value="722.3">
                <text:p>722.3</text:p>
              </table:table-cell>
            </table:table-row>
            <table:table-row>
              <table:table-cell office:value-type="string">
                <text:p>01:16,9</text:p>
              </table:table-cell>
              <table:table-cell office:value-type="float" office:value="66.3">
                <text:p>66.3</text:p>
              </table:table-cell>
              <table:table-cell office:value-type="float" office:value="709.6">
                <text:p>709.6</text:p>
              </table:table-cell>
            </table:table-row>
            <table:table-row>
              <table:table-cell office:value-type="string">
                <text:p>01:17,7</text:p>
              </table:table-cell>
              <table:table-cell office:value-type="float" office:value="64.5">
                <text:p>64.5</text:p>
              </table:table-cell>
              <table:table-cell office:value-type="float" office:value="694.5">
                <text:p>694.5</text:p>
              </table:table-cell>
            </table:table-row>
            <table:table-row>
              <table:table-cell office:value-type="string">
                <text:p>01:19,2</text:p>
              </table:table-cell>
              <table:table-cell office:value-type="float" office:value="64">
                <text:p>64</text:p>
              </table:table-cell>
              <table:table-cell office:value-type="float" office:value="642.8">
                <text:p>642.8</text:p>
              </table:table-cell>
            </table:table-row>
            <table:table-row>
              <table:table-cell office:value-type="string">
                <text:p>01:20,5</text:p>
              </table:table-cell>
              <table:table-cell office:value-type="float" office:value="73.9">
                <text:p>73.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01:21,0</text:p>
              </table:table-cell>
              <table:table-cell office:value-type="float" office:value="77.9">
                <text:p>77.9</text:p>
              </table:table-cell>
              <table:table-cell office:value-type="float" office:value="614.8">
                <text:p>614.8</text:p>
              </table:table-cell>
            </table:table-row>
            <table:table-row>
              <table:table-cell office:value-type="string">
                <text:p>01:21,6</text:p>
              </table:table-cell>
              <table:table-cell office:value-type="float" office:value="63.8">
                <text:p>63.8</text:p>
              </table:table-cell>
              <table:table-cell office:value-type="float" office:value="584.3">
                <text:p>584.3</text:p>
              </table:table-cell>
            </table:table-row>
            <table:table-row>
              <table:table-cell office:value-type="string">
                <text:p>01:22,1</text:p>
              </table:table-cell>
              <table:table-cell office:value-type="float" office:value="65.2">
                <text:p>65.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01:22,6</text:p>
              </table:table-cell>
              <table:table-cell office:value-type="float" office:value="74.3">
                <text:p>74.3</text:p>
              </table:table-cell>
              <table:table-cell office:value-type="float" office:value="561.8">
                <text:p>561.8</text:p>
              </table:table-cell>
            </table:table-row>
            <table:table-row>
              <table:table-cell office:value-type="string">
                <text:p>01:23,1</text:p>
              </table:table-cell>
              <table:table-cell office:value-type="float" office:value="77.8">
                <text:p>77.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01:23,7</text:p>
              </table:table-cell>
              <table:table-cell office:value-type="float" office:value="62.4">
                <text:p>62.4</text:p>
              </table:table-cell>
              <table:table-cell office:value-type="float" office:value="527.8">
                <text:p>527.8</text:p>
              </table:table-cell>
            </table:table-row>
            <table:table-row>
              <table:table-cell office:value-type="string">
                <text:p>01:24,3</text:p>
              </table:table-cell>
              <table:table-cell office:value-type="float" office:value="65.5">
                <text:p>65.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01:24,8</text:p>
              </table:table-cell>
              <table:table-cell office:value-type="float" office:value="79.6">
                <text:p>79.6</text:p>
              </table:table-cell>
              <table:table-cell office:value-type="float" office:value="501.8">
                <text:p>501.8</text:p>
              </table:table-cell>
            </table:table-row>
            <table:table-row>
              <table:table-cell office:value-type="string">
                <text:p>01:25,3</text:p>
              </table:table-cell>
              <table:table-cell office:value-type="float" office:value="65.3">
                <text:p>65.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01:25,9</text:p>
              </table:table-cell>
              <table:table-cell office:value-type="float" office:value="72.4">
                <text:p>72.4</text:p>
              </table:table-cell>
              <table:table-cell office:value-type="float" office:value="480.8">
                <text:p>480.8</text:p>
              </table:table-cell>
            </table:table-row>
            <table:table-row>
              <table:table-cell office:value-type="string">
                <text:p>01:26,4</text:p>
              </table:table-cell>
              <table:table-cell office:value-type="float" office:value="67.2">
                <text:p>67.2</text:p>
              </table:table-cell>
              <table:table-cell office:value-type="float" office:value="461.8">
                <text:p>461.8</text:p>
              </table:table-cell>
            </table:table-row>
            <table:table-row>
              <table:table-cell office:value-type="string">
                <text:p>01:27,0</text:p>
              </table:table-cell>
              <table:table-cell office:value-type="float" office:value="67.3">
                <text:p>67.3</text:p>
              </table:table-cell>
              <table:table-cell office:value-type="float" office:value="461.8">
                <text:p>461.8</text:p>
              </table:table-cell>
            </table:table-row>
            <table:table-row>
              <table:table-cell office:value-type="string">
                <text:p>01:27,5</text:p>
              </table:table-cell>
              <table:table-cell office:value-type="float" office:value="81.7">
                <text:p>81.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01:28,1</text:p>
              </table:table-cell>
              <table:table-cell office:value-type="float" office:value="69.1">
                <text:p>69.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01:28,6</text:p>
              </table:table-cell>
              <table:table-cell office:value-type="float" office:value="68.5">
                <text:p>68.5</text:p>
              </table:table-cell>
              <table:table-cell office:value-type="float" office:value="408.4">
                <text:p>408.4</text:p>
              </table:table-cell>
            </table:table-row>
            <table:table-row>
              <table:table-cell office:value-type="string">
                <text:p>01:29,2</text:p>
              </table:table-cell>
              <table:table-cell office:value-type="float" office:value="69.1">
                <text:p>69.1</text:p>
              </table:table-cell>
              <table:table-cell office:value-type="float" office:value="408.4">
                <text:p>408.4</text:p>
              </table:table-cell>
            </table:table-row>
            <table:table-row>
              <table:table-cell office:value-type="string">
                <text:p>01:29,7</text:p>
              </table:table-cell>
              <table:table-cell office:value-type="float" office:value="75.5">
                <text:p>75.5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string">
                <text:p>01:30,2</text:p>
              </table:table-cell>
              <table:table-cell office:value-type="float" office:value="70.6">
                <text:p>70.6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string">
                <text:p>01:30,8</text:p>
              </table:table-cell>
              <table:table-cell office:value-type="float" office:value="74.8">
                <text:p>74.8</text:p>
              </table:table-cell>
              <table:table-cell office:value-type="float" office:value="360.8">
                <text:p>360.8</text:p>
              </table:table-cell>
            </table:table-row>
            <table:table-row>
              <table:table-cell office:value-type="string">
                <text:p>01:31,3</text:p>
              </table:table-cell>
              <table:table-cell office:value-type="float" office:value="66.8">
                <text:p>66.8</text:p>
              </table:table-cell>
              <table:table-cell office:value-type="float" office:value="360.8">
                <text:p>360.8</text:p>
              </table:table-cell>
            </table:table-row>
            <table:table-row>
              <table:table-cell office:value-type="string">
                <text:p>01:31,8</text:p>
              </table:table-cell>
              <table:table-cell office:value-type="float" office:value="76">
                <text:p>76</text:p>
              </table:table-cell>
              <table:table-cell office:value-type="float" office:value="337.8">
                <text:p>337.8</text:p>
              </table:table-cell>
            </table:table-row>
            <table:table-row>
              <table:table-cell office:value-type="string">
                <text:p>01:32,3</text:p>
              </table:table-cell>
              <table:table-cell office:value-type="float" office:value="64.1">
                <text:p>64.1</text:p>
              </table:table-cell>
              <table:table-cell office:value-type="float" office:value="330.6">
                <text:p>330.6</text:p>
              </table:table-cell>
            </table:table-row>
            <table:table-row>
              <table:table-cell office:value-type="string">
                <text:p>01:32,9</text:p>
              </table:table-cell>
              <table:table-cell office:value-type="float" office:value="68.8">
                <text:p>68.8</text:p>
              </table:table-cell>
              <table:table-cell office:value-type="float" office:value="324.4">
                <text:p>324.4</text:p>
              </table:table-cell>
            </table:table-row>
            <table:table-row>
              <table:table-cell office:value-type="string">
                <text:p>01:33,4</text:p>
              </table:table-cell>
              <table:table-cell office:value-type="float" office:value="75.5">
                <text:p>75.5</text:p>
              </table:table-cell>
              <table:table-cell office:value-type="float" office:value="311.3">
                <text:p>311.3</text:p>
              </table:table-cell>
            </table:table-row>
            <table:table-row>
              <table:table-cell office:value-type="string">
                <text:p>01:34,0</text:p>
              </table:table-cell>
              <table:table-cell office:value-type="float" office:value="63.1">
                <text:p>63.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1:34,5</text:p>
              </table:table-cell>
              <table:table-cell office:value-type="float" office:value="68.5">
                <text:p>68.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1:35,1</text:p>
              </table:table-cell>
              <table:table-cell office:value-type="float" office:value="75">
                <text:p>75</text:p>
              </table:table-cell>
              <table:table-cell office:value-type="float" office:value="283.8">
                <text:p>283.8</text:p>
              </table:table-cell>
            </table:table-row>
            <table:table-row>
              <table:table-cell office:value-type="string">
                <text:p>01:35,6</text:p>
              </table:table-cell>
              <table:table-cell office:value-type="float" office:value="63.6">
                <text:p>63.6</text:p>
              </table:table-cell>
              <table:table-cell office:value-type="float" office:value="266.1">
                <text:p>266.1</text:p>
              </table:table-cell>
            </table:table-row>
            <table:table-row>
              <table:table-cell office:value-type="string">
                <text:p>01:36,2</text:p>
              </table:table-cell>
              <table:table-cell office:value-type="float" office:value="67.5">
                <text:p>67.5</text:p>
              </table:table-cell>
              <table:table-cell office:value-type="float" office:value="266.1">
                <text:p>266.1</text:p>
              </table:table-cell>
            </table:table-row>
            <table:table-row>
              <table:table-cell office:value-type="string">
                <text:p>01:36,7</text:p>
              </table:table-cell>
              <table:table-cell office:value-type="float" office:value="73.2">
                <text:p>73.2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string">
                <text:p>01:37,2</text:p>
              </table:table-cell>
              <table:table-cell office:value-type="float" office:value="70">
                <text:p>70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string">
                <text:p>01:37,8</text:p>
              </table:table-cell>
              <table:table-cell office:value-type="float" office:value="74.6">
                <text:p>74.6</text:p>
              </table:table-cell>
              <table:table-cell office:value-type="float" office:value="225.1">
                <text:p>225.1</text:p>
              </table:table-cell>
            </table:table-row>
            <table:table-row>
              <table:table-cell office:value-type="string">
                <text:p>01:38,3</text:p>
              </table:table-cell>
              <table:table-cell office:value-type="float" office:value="62">
                <text:p>62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01:38,8</text:p>
              </table:table-cell>
              <table:table-cell office:value-type="float" office:value="67.9">
                <text:p>67.9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01:39,3</text:p>
              </table:table-cell>
              <table:table-cell office:value-type="float" office:value="80.9">
                <text:p>80.9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01:39,9</text:p>
              </table:table-cell>
              <table:table-cell office:value-type="float" office:value="64.8">
                <text:p>64.8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01:40,4</text:p>
              </table:table-cell>
              <table:table-cell office:value-type="float" office:value="75.1">
                <text:p>75.1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01:41,0</text:p>
              </table:table-cell>
              <table:table-cell office:value-type="float" office:value="74.6">
                <text:p>74.6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01:41,5</text:p>
              </table:table-cell>
              <table:table-cell office:value-type="float" office:value="62.2">
                <text:p>62.2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string">
                <text:p>01:42,0</text:p>
              </table:table-cell>
              <table:table-cell office:value-type="float" office:value="80.1">
                <text:p>80.1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01:42,5</text:p>
              </table:table-cell>
              <table:table-cell office:value-type="float" office:value="69.6">
                <text:p>69.6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01:43,1</text:p>
              </table:table-cell>
              <table:table-cell office:value-type="float" office:value="67.7">
                <text:p>67.7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01:43,6</text:p>
              </table:table-cell>
              <table:table-cell office:value-type="float" office:value="75.6">
                <text:p>75.6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01:44,1</text:p>
              </table:table-cell>
              <table:table-cell office:value-type="float" office:value="64.5">
                <text:p>64.5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01:44,6</text:p>
              </table:table-cell>
              <table:table-cell office:value-type="float" office:value="75.9">
                <text:p>75.9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01:45,1</text:p>
              </table:table-cell>
              <table:table-cell office:value-type="float" office:value="74.7">
                <text:p>74.7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01:45,7</text:p>
              </table:table-cell>
              <table:table-cell office:value-type="float" office:value="68.6">
                <text:p>68.6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01:46,2</text:p>
              </table:table-cell>
              <table:table-cell office:value-type="float" office:value="77.3">
                <text:p>77.3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01:46,8</text:p>
              </table:table-cell>
              <table:table-cell office:value-type="float" office:value="64.4">
                <text:p>64.4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01:47,3</text:p>
              </table:table-cell>
              <table:table-cell office:value-type="float" office:value="70.3">
                <text:p>70.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01:47,9</text:p>
              </table:table-cell>
              <table:table-cell office:value-type="float" office:value="74.6">
                <text:p>74.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1:48,4</text:p>
              </table:table-cell>
              <table:table-cell office:value-type="float" office:value="62.2">
                <text:p>62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